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Gautami1" svg:font-family="Gautam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Gautami" svg:font-family="Gautami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1155cc"/>
    </style:style>
    <style:style style:name="gr6" style:family="graphic" style:parent-style-name="standard">
      <style:graphic-properties draw:stroke="none" draw:fill="solid" draw:fill-color="#000000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5pt" style:font-size-asian="15pt" style:font-size-complex="15pt"/>
    </style:style>
    <style:style style:name="P6" style:family="paragraph">
      <loext:graphic-properties draw:fill="solid" draw:fill-color="#1155cc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14.5pt" style:font-size-asian="14.5pt" style:font-size-complex="14.5pt"/>
    </style:style>
    <style:style style:name="T1" style:family="text">
      <style:text-properties fo:color="#000000" style:font-name="Calibri1" fo:font-size="11pt" style:font-size-asian="11pt" style:font-name-complex="Calibri1" style:font-size-complex="11pt"/>
    </style:style>
    <style:style style:name="T2" style:family="text">
      <style:text-properties fo:color="#000000" style:font-name="Arial1" fo:font-size="14pt" fo:font-weight="bold" style:font-size-asian="14pt" style:font-name-complex="Arial1" style:font-size-complex="14pt" style:font-weight-complex="bold"/>
    </style:style>
    <style:style style:name="T3" style:family="text">
      <style:text-properties fo:color="#000000" style:font-name="Calibri1" fo:font-size="15pt" fo:font-weight="bold" style:font-size-asian="15pt" style:font-name-complex="Calibri1" style:font-size-complex="15pt" style:font-weight-complex="bold"/>
    </style:style>
    <style:style style:name="T4" style:family="text">
      <style:text-properties fo:color="#ce181e" style:font-name="Calibri1" fo:font-size="15pt" fo:font-weight="bold" style:font-size-asian="15pt" style:font-name-complex="Calibri1" style:font-size-complex="15pt" style:font-weight-complex="bold"/>
    </style:style>
    <style:style style:name="T5" style:family="text">
      <style:text-properties fo:color="#000000" style:font-name="Calibri1" fo:font-size="15pt" style:font-size-asian="15pt" style:font-name-complex="Calibri1" style:font-size-complex="15pt"/>
    </style:style>
    <style:style style:name="T6" style:family="text">
      <style:text-properties fo:color="#1155cc" style:font-name="Calibri1" fo:font-size="15pt" style:font-size-asian="15pt" style:font-name-complex="Calibri1" style:font-size-complex="15pt"/>
    </style:style>
    <style:style style:name="T7" style:family="text">
      <style:text-properties fo:color="#000000" style:font-name="Arial1" fo:font-size="11pt" style:font-size-asian="11pt" style:font-name-complex="Arial1" style:font-size-complex="11pt"/>
    </style:style>
    <style:style style:name="T8" style:family="text">
      <style:text-properties fo:color="#000000" style:font-name="Calibri1" fo:font-size="14pt" style:font-size-asian="14pt" style:font-name-complex="Calibri1" style:font-size-complex="14pt"/>
    </style:style>
    <style:style style:name="T9" style:family="text">
      <style:text-properties fo:color="#ff0000" style:font-name="Calibri1" fo:font-size="14pt" style:font-size-asian="14pt" style:font-name-complex="Calibri1" style:font-size-complex="14pt"/>
    </style:style>
    <style:style style:name="T10" style:family="text">
      <style:text-properties fo:color="#000000" style:font-name="Gautami1" fo:font-size="14pt" style:font-size-asian="14pt" style:font-name-complex="Gautami1" style:font-size-complex="14pt"/>
    </style:style>
    <style:style style:name="T11" style:family="text">
      <style:text-properties fo:color="#1155cc" style:font-name="Calibri1" fo:font-size="14pt" style:font-size-asian="14pt" style:font-name-complex="Calibri1" style:font-size-complex="14pt"/>
    </style:style>
    <style:style style:name="T12" style:family="text">
      <style:text-properties fo:color="#ce181e" style:font-name="Calibri1" fo:font-size="14pt" style:font-size-asian="14pt" style:font-name-complex="Calibri1" style:font-size-complex="14pt"/>
    </style:style>
    <style:style style:name="T13" style:family="text">
      <style:text-properties fo:color="#ff0000" style:font-name="Gautami1" fo:font-size="14pt" style:font-size-asian="14pt" style:font-name-complex="Gautami1" style:font-size-complex="14pt"/>
    </style:style>
    <style:style style:name="T14" style:family="text">
      <style:text-properties fo:color="#000000" style:font-name="Arial1" fo:font-size="14pt" style:font-size-asian="14pt" style:font-name-complex="Arial1" style:font-size-complex="14pt"/>
    </style:style>
    <style:style style:name="T15" style:family="text">
      <style:text-properties fo:color="#000000" style:font-name="Calibri1" fo:font-size="14pt" fo:font-weight="bold" style:font-size-asian="14pt" style:font-name-complex="Calibri1" style:font-size-complex="14pt" style:font-weight-complex="bold"/>
    </style:style>
    <style:style style:name="T16" style:family="text">
      <style:text-properties fo:color="#ff0000" style:font-name="Calibri1" fo:font-size="14pt" fo:font-weight="bold" style:font-size-asian="14pt" style:font-name-complex="Calibri1" style:font-size-complex="14pt" style:font-weight-complex="bold"/>
    </style:style>
    <style:style style:name="T17" style:family="text">
      <style:text-properties fo:color="#000000" style:font-name="Calibri1" fo:font-size="14pt" fo:font-style="italic" fo:font-weight="bold" style:font-size-asian="14pt" style:font-name-complex="Calibri1" style:font-size-complex="14pt" style:font-style-complex="italic" style:font-weight-complex="bold"/>
    </style:style>
    <style:style style:name="T18" style:family="text">
      <style:text-properties fo:color="#ff0000" style:font-name="Calibri1" fo:font-size="14pt" fo:font-style="italic" style:font-size-asian="14pt" style:font-name-complex="Calibri1" style:font-size-complex="14pt" style:font-style-complex="italic"/>
    </style:style>
    <style:style style:name="T19" style:family="text">
      <style:text-properties fo:color="#ff0000" style:font-name="Gautami1" fo:font-size="14.5pt" style:font-size-asian="14.5pt" style:font-name-complex="Gautami1" style:font-size-complex="14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139.7cm" svg:x="0cm" svg:y="0cm" svg:viewBox="0 0 21591 139701" draw:points="0,0 21591,0 21591,139701 0,139701">
          <text:p/>
        </draw:polygon>
        <draw:polygon draw:style-name="gr1" draw:text-style-name="P1" draw:layer="layout" svg:width="21.59cm" svg:height="27.913cm" svg:x="0cm" svg:y="0cm" svg:viewBox="0 0 21591 27914" draw:points="0,0 21591,0 21591,27914 0,27914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0.387cm" svg:height="0.39cm" svg:x="3.81cm" svg:y="2.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2.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6.35cm" svg:y="2.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7.62cm" svg:y="2.62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2.715cm" svg:height="0.556cm" svg:x="2.54cm" svg:y="3.522cm">
          <draw:text-box>
            <text:p text:style-name="P2"><text:span text:style-name="T2">CSC4200 – Homework 1 (Due - 09-07-2020 10PM CST) </text:span></text:p>
          </draw:text-box>
        </draw:frame>
        <draw:frame draw:style-name="gr2" draw:text-style-name="P3" draw:layer="layout" svg:width="0.387cm" svg:height="0.39cm" svg:x="2.54cm" svg:y="4.577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762cm" svg:height="0.53cm" svg:x="2.54cm" svg:y="5.503cm">
          <draw:text-box>
            <text:p text:style-name="P2"><text:span text:style-name="T3">Initial Setup </text:span></text:p>
          </draw:text-box>
        </draw:frame>
        <draw:frame draw:style-name="gr2" draw:text-style-name="P3" draw:layer="layout" svg:width="0.387cm" svg:height="0.39cm" svg:x="2.54cm" svg:y="6.535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15.708cm" svg:height="0.53cm" svg:x="2.54cm" svg:y="7.461cm">
          <draw:text-box>
            <text:p text:style-name="P2"><text:span text:style-name="T4">You are allowed to collaborate with other students on this portion. This</text:span></text:p>
          </draw:text-box>
        </draw:frame>
        <draw:frame draw:style-name="gr4" draw:text-style-name="P5" draw:layer="layout" svg:width="0.528cm" svg:height="0.53cm" svg:x="3.383cm" svg:y="7.461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28cm" svg:height="0.53cm" svg:x="4.298cm" svg:y="7.461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28cm" svg:height="0.53cm" svg:x="6.247cm" svg:y="7.461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28cm" svg:height="0.53cm" svg:x="6.913cm" svg:y="7.461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28cm" svg:height="0.53cm" svg:x="9.607cm" svg:y="7.461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28cm" svg:height="0.53cm" svg:x="10.798cm" svg:y="7.461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28cm" svg:height="0.53cm" svg:x="12.203cm" svg:y="7.461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28cm" svg:height="0.53cm" svg:x="14.309cm" svg:y="7.461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28cm" svg:height="0.53cm" svg:x="15.05cm" svg:y="7.461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28cm" svg:height="0.53cm" svg:x="16.031cm" svg:y="7.461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28cm" svg:height="0.53cm" svg:x="17.983cm" svg:y="7.461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28cm" svg:height="0.53cm" svg:x="19.043cm" svg:y="7.461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4.57cm" svg:height="0.53cm" svg:x="2.54cm" svg:y="8.096cm">
          <draw:text-box>
            <text:p text:style-name="P2"><text:span text:style-name="T4">portion is ungraded. </text:span></text:p>
          </draw:text-box>
        </draw:frame>
        <draw:frame draw:style-name="gr2" draw:text-style-name="P3" draw:layer="layout" svg:width="0.387cm" svg:height="0.39cm" svg:x="2.54cm" svg:y="9.12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10.767cm" svg:height="0.53cm" svg:x="2.381cm" svg:y="10.054cm">
          <draw:text-box>
            <text:p text:style-name="P2"><text:span text:style-name="T5">1) Set up a Google Cloud account by visiting here: </text:span></text:p>
          </draw:text-box>
        </draw:frame>
        <draw:frame draw:style-name="gr4" draw:text-style-name="P5" draw:layer="layout" svg:width="6.873cm" svg:height="0.53cm" svg:x="3.81cm" svg:y="11.113cm">
          <draw:text-box>
            <text:p text:style-name="P2"><text:span text:style-name="T6">https://cloud.google.com/free/ </text:span></text:p>
          </draw:text-box>
        </draw:frame>
        <draw:frame draw:style-name="gr2" draw:text-style-name="P3" draw:layer="layout" svg:width="0.387cm" svg:height="0.39cm" svg:x="2.54cm" svg:y="12.145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8.511cm" svg:height="0.53cm" svg:x="2.54cm" svg:y="13.07cm">
          <draw:text-box>
            <text:p text:style-name="P2"><text:span text:style-name="T5">Make sure you receive the $300 credit. </text:span></text:p>
          </draw:text-box>
        </draw:frame>
        <draw:frame draw:style-name="gr2" draw:text-style-name="P3" draw:layer="layout" svg:width="0.387cm" svg:height="0.39cm" svg:x="2.54cm" svg:y="14.102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5.344cm" svg:height="0.53cm" svg:x="2.381cm" svg:y="15.028cm">
          <draw:text-box>
            <text:p text:style-name="P2"><text:span text:style-name="T5">2) Sign in, go to console. </text:span></text:p>
          </draw:text-box>
        </draw:frame>
        <draw:frame draw:style-name="gr4" draw:text-style-name="P5" draw:layer="layout" svg:width="7.588cm" svg:height="0.53cm" svg:x="3.81cm" svg:y="16.087cm">
          <draw:text-box>
            <text:p text:style-name="P2"><text:span text:style-name="T6">https://console.cloud.google.com/ </text:span></text:p>
          </draw:text-box>
        </draw:frame>
        <draw:frame draw:style-name="gr2" draw:text-style-name="P3" draw:layer="layout" svg:width="0.387cm" svg:height="0.39cm" svg:x="2.54cm" svg:y="17.119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5.548cm" svg:height="0.53cm" svg:x="2.381cm" svg:y="18.045cm">
          <draw:text-box>
            <text:p text:style-name="P2"><text:span text:style-name="T5">3) From Menu on the left,</text:span></text:p>
          </draw:text-box>
        </draw:frame>
        <draw:frame draw:style-name="gr4" draw:text-style-name="P5" draw:layer="layout" svg:width="5.353cm" svg:height="0.53cm" svg:x="8.94cm" svg:y="18.045cm">
          <draw:text-box>
            <text:p text:style-name="P2"><text:span text:style-name="T5">go to “Compute Engine”,</text:span></text:p>
          </draw:text-box>
        </draw:frame>
        <draw:frame draw:style-name="gr4" draw:text-style-name="P5" draw:layer="layout" svg:width="3.638cm" svg:height="0.53cm" svg:x="15.014cm" svg:y="18.045cm">
          <draw:text-box>
            <text:p text:style-name="P2"><text:span text:style-name="T5">and click on “VM</text:span></text:p>
          </draw:text-box>
        </draw:frame>
        <draw:frame draw:style-name="gr4" draw:text-style-name="P5" draw:layer="layout" svg:width="0.528cm" svg:height="0.53cm" svg:x="4.145cm" svg:y="18.045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28cm" svg:height="0.53cm" svg:x="5.696cm" svg:y="18.045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28cm" svg:height="0.53cm" svg:x="6.531cm" svg:y="18.045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28cm" svg:height="0.53cm" svg:x="7.527cm" svg:y="18.045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28cm" svg:height="0.53cm" svg:x="8.661cm" svg:y="18.045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28cm" svg:height="0.53cm" svg:x="9.468cm" svg:y="18.045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28cm" svg:height="0.53cm" svg:x="10.202cm" svg:y="18.045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28cm" svg:height="0.53cm" svg:x="12.682cm" svg:y="18.045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28cm" svg:height="0.53cm" svg:x="14.762cm" svg:y="18.045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28cm" svg:height="0.53cm" svg:x="15.823cm" svg:y="18.045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28cm" svg:height="0.53cm" svg:x="17.006cm" svg:y="18.045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28cm" svg:height="0.53cm" svg:x="17.815cm" svg:y="18.045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28cm" svg:height="0.53cm" svg:x="19.041cm" svg:y="18.045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2.356cm" svg:height="0.53cm" svg:x="3.016cm" svg:y="18.68cm">
          <draw:text-box>
            <text:p text:style-name="P2"><text:span text:style-name="T5">instances” </text:span></text:p>
          </draw:text-box>
        </draw:frame>
        <draw:frame draw:style-name="gr2" draw:text-style-name="P3" draw:layer="layout" svg:width="0.387cm" svg:height="0.39cm" svg:x="2.54cm" svg:y="19.712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14.052cm" svg:height="0.53cm" svg:x="2.381cm" svg:y="20.638cm">
          <draw:text-box>
            <text:p text:style-name="P2"><text:span text:style-name="T5">4) Create an instance. Make sure of the following configurations: </text:span></text:p>
          </draw:text-box>
        </draw:frame>
        <draw:frame draw:style-name="gr2" draw:text-style-name="P3" draw:layer="layout" svg:width="0.387cm" svg:height="0.433cm" svg:x="3.175cm" svg:y="21.318cm">
          <draw:text-box>
            <text:p text:style-name="P2"><text:span text:style-name="T7">●</text:span></text:p>
          </draw:text-box>
        </draw:frame>
        <draw:frame draw:style-name="gr4" draw:text-style-name="P5" draw:layer="layout" svg:width="1.996cm" svg:height="0.53cm" svg:x="3.81cm" svg:y="21.273cm">
          <draw:text-box>
            <text:p text:style-name="P2"><text:span text:style-name="T5">Machine </text:span></text:p>
          </draw:text-box>
        </draw:frame>
        <draw:frame draw:style-name="gr4" draw:text-style-name="P5" draw:layer="layout" svg:width="4.392cm" svg:height="0.53cm" svg:x="6.35cm" svg:y="21.273cm">
          <draw:text-box>
            <text:p text:style-name="P2"><text:span text:style-name="T5">type: n1-standard-2 </text:span></text:p>
          </draw:text-box>
        </draw:frame>
        <draw:frame draw:style-name="gr2" draw:text-style-name="P3" draw:layer="layout" svg:width="0.387cm" svg:height="0.39cm" svg:x="3.81cm" svg:y="21.98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21.98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3.175cm" svg:y="22.588cm">
          <draw:text-box>
            <text:p text:style-name="P2"><text:span text:style-name="T7">●</text:span></text:p>
          </draw:text-box>
        </draw:frame>
        <draw:frame draw:style-name="gr4" draw:text-style-name="P5" draw:layer="layout" svg:width="6.53cm" svg:height="0.53cm" svg:x="3.81cm" svg:y="22.543cm">
          <draw:text-box>
            <text:p text:style-name="P2"><text:span text:style-name="T5">Boot <text:s/>disk – Ubuntu 18.04 LTS </text:span></text:p>
          </draw:text-box>
        </draw:frame>
        <draw:frame draw:style-name="gr2" draw:text-style-name="P3" draw:layer="layout" svg:width="0.387cm" svg:height="0.39cm" svg:x="3.81cm" svg:y="23.25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23.25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3.175cm" svg:y="23.858cm">
          <draw:text-box>
            <text:p text:style-name="P2"><text:span text:style-name="T7">●</text:span></text:p>
          </draw:text-box>
        </draw:frame>
        <draw:frame draw:style-name="gr4" draw:text-style-name="P5" draw:layer="layout" svg:width="1.018cm" svg:height="0.53cm" svg:x="3.81cm" svg:y="23.813cm">
          <draw:text-box>
            <text:p text:style-name="P2"><text:span text:style-name="T5">Disk </text:span></text:p>
          </draw:text-box>
        </draw:frame>
        <draw:frame draw:style-name="gr4" draw:text-style-name="P5" draw:layer="layout" svg:width="2.694cm" svg:height="0.53cm" svg:x="5.08cm" svg:y="23.813cm">
          <draw:text-box>
            <text:p text:style-name="P2"><text:span text:style-name="T5">size – 10 GB </text:span></text:p>
          </draw:text-box>
        </draw:frame>
        <draw:polygon draw:style-name="gr5" draw:text-style-name="P6" draw:layer="layout" svg:width="6.773cm" svg:height="0.027cm" svg:x="3.81cm" svg:y="11.535cm" svg:viewBox="0 0 6774 28" draw:points="0,0 6774,0 6774,28 0,28">
          <text:p/>
        </draw:polygon>
        <draw:polygon draw:style-name="gr5" draw:text-style-name="P6" draw:layer="layout" svg:width="7.461cm" svg:height="0.026cm" svg:x="3.81cm" svg:y="16.51cm" svg:viewBox="0 0 7462 27" draw:points="0,0 7462,0 7462,27 0,27">
          <text:p/>
        </draw:polygon>
        <draw:frame draw:style-name="gr4" draw:text-style-name="P5" draw:layer="layout" svg:width="0.528cm" svg:height="0.53cm" svg:x="3.81cm" svg:y="24.553cm">
          <draw:text-box>
            <text:p text:style-name="P2"><text:span text:style-name="T5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139.7cm" svg:x="0cm" svg:y="-27.94cm" svg:viewBox="0 0 21591 139701" draw:points="0,0 21591,0 21591,139701 0,139701">
          <text:p/>
        </draw:polygon>
        <draw:polygon draw:style-name="gr1" draw:text-style-name="P1" draw:layer="layout" svg:width="21.59cm" svg:height="27.913cm" svg:x="0cm" svg:y="0cm" svg:viewBox="0 0 21591 27914" draw:points="0,0 21591,0 21591,27914 0,27914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4" draw:text-style-name="P5" draw:layer="layout" svg:width="0.528cm" svg:height="0.53cm" svg:x="3.81cm" svg:y="2.64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387cm" svg:height="0.39cm" svg:x="5.08cm" svg:y="2.75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3.81cm" svg:y="3.36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9.591cm" svg:height="0.53cm" svg:x="2.381cm" svg:y="3.916cm">
          <draw:text-box>
            <text:p text:style-name="P2"><text:span text:style-name="T5">5) Create another VM of same specification. </text:span></text:p>
          </draw:text-box>
        </draw:frame>
        <draw:frame draw:style-name="gr2" draw:text-style-name="P3" draw:layer="layout" svg:width="0.387cm" svg:height="0.39cm" svg:x="2.54cm" svg:y="4.9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8.388cm" svg:height="0.53cm" svg:x="2.381cm" svg:y="5.874cm">
          <draw:text-box>
            <text:p text:style-name="P2"><text:span text:style-name="T5">6) Note the external IP and Internal IP. </text:span></text:p>
          </draw:text-box>
        </draw:frame>
        <draw:frame draw:style-name="gr2" draw:text-style-name="P3" draw:layer="layout" svg:width="0.387cm" svg:height="0.39cm" svg:x="2.54cm" svg:y="6.906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5.463cm" svg:height="0.53cm" svg:x="2.381cm" svg:y="7.832cm">
          <draw:text-box>
            <text:p text:style-name="P2"><text:span text:style-name="T5">7) Configure the firewall. </text:span></text:p>
          </draw:text-box>
        </draw:frame>
        <draw:frame draw:style-name="gr2" draw:text-style-name="P3" draw:layer="layout" svg:width="0.387cm" svg:height="0.433cm" svg:x="3.175cm" svg:y="8.513cm">
          <draw:text-box>
            <text:p text:style-name="P2"><text:span text:style-name="T7">●</text:span></text:p>
          </draw:text-box>
        </draw:frame>
        <draw:frame draw:style-name="gr4" draw:text-style-name="P5" draw:layer="layout" svg:width="1.568cm" svg:height="0.53cm" svg:x="3.81cm" svg:y="8.467cm">
          <draw:text-box>
            <text:p text:style-name="P2"><text:span text:style-name="T5">Search </text:span></text:p>
          </draw:text-box>
        </draw:frame>
        <draw:frame draw:style-name="gr4" draw:text-style-name="P5" draw:layer="layout" svg:width="8.371cm" svg:height="0.53cm" svg:x="6.35cm" svg:y="8.467cm">
          <draw:text-box>
            <text:p text:style-name="P2"><text:span text:style-name="T5">for “vpc firewall rules” on the console. </text:span></text:p>
          </draw:text-box>
        </draw:frame>
        <draw:frame draw:style-name="gr2" draw:text-style-name="P3" draw:layer="layout" svg:width="0.387cm" svg:height="0.39cm" svg:x="3.81cm" svg:y="9.18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9.18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3.175cm" svg:y="9.783cm">
          <draw:text-box>
            <text:p text:style-name="P2"><text:span text:style-name="T7">●</text:span></text:p>
          </draw:text-box>
        </draw:frame>
        <draw:frame draw:style-name="gr4" draw:text-style-name="P5" draw:layer="layout" svg:width="1.115cm" svg:height="0.53cm" svg:x="3.81cm" svg:y="9.737cm">
          <draw:text-box>
            <text:p text:style-name="P2"><text:span text:style-name="T5">Click </text:span></text:p>
          </draw:text-box>
        </draw:frame>
        <draw:frame draw:style-name="gr4" draw:text-style-name="P5" draw:layer="layout" svg:width="1.234cm" svg:height="0.53cm" svg:x="5.08cm" svg:y="9.737cm">
          <draw:text-box>
            <text:p text:style-name="P2"><text:span text:style-name="T5">on it. </text:span></text:p>
          </draw:text-box>
        </draw:frame>
        <draw:frame draw:style-name="gr2" draw:text-style-name="P3" draw:layer="layout" svg:width="0.387cm" svg:height="0.39cm" svg:x="3.81cm" svg:y="10.45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10.45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3.175cm" svg:y="11.053cm">
          <draw:text-box>
            <text:p text:style-name="P2"><text:span text:style-name="T7">●</text:span></text:p>
          </draw:text-box>
        </draw:frame>
        <draw:frame draw:style-name="gr4" draw:text-style-name="P5" draw:layer="layout" svg:width="1.534cm" svg:height="0.53cm" svg:x="3.81cm" svg:y="11.007cm">
          <draw:text-box>
            <text:p text:style-name="P2"><text:span text:style-name="T5">Delete </text:span></text:p>
          </draw:text-box>
        </draw:frame>
        <draw:frame draw:style-name="gr4" draw:text-style-name="P5" draw:layer="layout" svg:width="4.4cm" svg:height="0.53cm" svg:x="6.35cm" svg:y="11.007cm">
          <draw:text-box>
            <text:p text:style-name="P2"><text:span text:style-name="T5">all the existing rules </text:span></text:p>
          </draw:text-box>
        </draw:frame>
        <draw:frame draw:style-name="gr2" draw:text-style-name="P3" draw:layer="layout" svg:width="0.387cm" svg:height="0.39cm" svg:x="3.81cm" svg:y="11.72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11.72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3.175cm" svg:y="12.323cm">
          <draw:text-box>
            <text:p text:style-name="P2"><text:span text:style-name="T7">●</text:span></text:p>
          </draw:text-box>
        </draw:frame>
        <draw:frame draw:style-name="gr4" draw:text-style-name="P5" draw:layer="layout" svg:width="1.115cm" svg:height="0.53cm" svg:x="3.81cm" svg:y="12.277cm">
          <draw:text-box>
            <text:p text:style-name="P2"><text:span text:style-name="T5">Click </text:span></text:p>
          </draw:text-box>
        </draw:frame>
        <draw:frame draw:style-name="gr4" draw:text-style-name="P5" draw:layer="layout" svg:width="5.543cm" svg:height="0.53cm" svg:x="5.08cm" svg:y="12.277cm">
          <draw:text-box>
            <text:p text:style-name="P2"><text:span text:style-name="T5">on “Create Firewall Rule” </text:span></text:p>
          </draw:text-box>
        </draw:frame>
        <draw:frame draw:style-name="gr4" draw:text-style-name="P5" draw:layer="layout" svg:width="0.528cm" svg:height="0.53cm" svg:x="3.81cm" svg:y="13.018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387cm" svg:height="0.39cm" svg:x="5.08cm" svg:y="13.12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3.81cm" svg:y="13.732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5.996cm" svg:height="0.53cm" svg:x="2.381cm" svg:y="14.288cm">
          <draw:text-box>
            <text:p text:style-name="P2"><text:span text:style-name="T5">8) Use the following config: </text:span></text:p>
          </draw:text-box>
        </draw:frame>
        <draw:frame draw:style-name="gr2" draw:text-style-name="P3" draw:layer="layout" svg:width="0.387cm" svg:height="0.433cm" svg:x="3.175cm" svg:y="14.968cm">
          <draw:text-box>
            <text:p text:style-name="P2"><text:span text:style-name="T7">●</text:span></text:p>
          </draw:text-box>
        </draw:frame>
        <draw:frame draw:style-name="gr4" draw:text-style-name="P5" draw:layer="layout" svg:width="1.543cm" svg:height="0.53cm" svg:x="3.81cm" svg:y="14.923cm">
          <draw:text-box>
            <text:p text:style-name="P2"><text:span text:style-name="T5">Name: </text:span></text:p>
          </draw:text-box>
        </draw:frame>
        <draw:frame draw:style-name="gr4" draw:text-style-name="P5" draw:layer="layout" svg:width="1.776cm" svg:height="0.53cm" svg:x="6.35cm" svg:y="14.923cm">
          <draw:text-box>
            <text:p text:style-name="P2"><text:span text:style-name="T5">allowall </text:span></text:p>
          </draw:text-box>
        </draw:frame>
        <draw:frame draw:style-name="gr2" draw:text-style-name="P3" draw:layer="layout" svg:width="0.387cm" svg:height="0.39cm" svg:x="3.81cm" svg:y="15.63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15.63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3.175cm" svg:y="16.238cm">
          <draw:text-box>
            <text:p text:style-name="P2"><text:span text:style-name="T7">●</text:span></text:p>
          </draw:text-box>
        </draw:frame>
        <draw:frame draw:style-name="gr4" draw:text-style-name="P5" draw:layer="layout" svg:width="2.237cm" svg:height="0.53cm" svg:x="3.81cm" svg:y="16.193cm">
          <draw:text-box>
            <text:p text:style-name="P2"><text:span text:style-name="T5">Direction: </text:span></text:p>
          </draw:text-box>
        </draw:frame>
        <draw:frame draw:style-name="gr4" draw:text-style-name="P5" draw:layer="layout" svg:width="1.645cm" svg:height="0.53cm" svg:x="6.35cm" svg:y="16.193cm">
          <draw:text-box>
            <text:p text:style-name="P2"><text:span text:style-name="T5">Ingress </text:span></text:p>
          </draw:text-box>
        </draw:frame>
        <draw:frame draw:style-name="gr2" draw:text-style-name="P3" draw:layer="layout" svg:width="0.387cm" svg:height="0.39cm" svg:x="3.81cm" svg:y="16.9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16.9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3.175cm" svg:y="17.508cm">
          <draw:text-box>
            <text:p text:style-name="P2"><text:span text:style-name="T7">●</text:span></text:p>
          </draw:text-box>
        </draw:frame>
        <draw:frame draw:style-name="gr4" draw:text-style-name="P5" draw:layer="layout" svg:width="1.505cm" svg:height="0.53cm" svg:x="3.81cm" svg:y="17.463cm">
          <draw:text-box>
            <text:p text:style-name="P2"><text:span text:style-name="T5">Action </text:span></text:p>
          </draw:text-box>
        </draw:frame>
        <draw:frame draw:style-name="gr4" draw:text-style-name="P5" draw:layer="layout" svg:width="3.571cm" svg:height="0.53cm" svg:x="6.35cm" svg:y="17.463cm">
          <draw:text-box>
            <text:p text:style-name="P2"><text:span text:style-name="T5">on match: allow </text:span></text:p>
          </draw:text-box>
        </draw:frame>
        <draw:frame draw:style-name="gr2" draw:text-style-name="P3" draw:layer="layout" svg:width="0.387cm" svg:height="0.39cm" svg:x="3.81cm" svg:y="18.17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18.17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3.175cm" svg:y="18.778cm">
          <draw:text-box>
            <text:p text:style-name="P2"><text:span text:style-name="T7">●</text:span></text:p>
          </draw:text-box>
        </draw:frame>
        <draw:frame draw:style-name="gr4" draw:text-style-name="P5" draw:layer="layout" svg:width="1.886cm" svg:height="0.53cm" svg:x="3.81cm" svg:y="18.733cm">
          <draw:text-box>
            <text:p text:style-name="P2"><text:span text:style-name="T4">Targets: </text:span></text:p>
          </draw:text-box>
        </draw:frame>
        <draw:frame draw:style-name="gr4" draw:text-style-name="P5" draw:layer="layout" svg:width="6.687cm" svg:height="0.53cm" svg:x="6.35cm" svg:y="18.733cm">
          <draw:text-box>
            <text:p text:style-name="P2"><text:span text:style-name="T4">“</text:span><text:span text:style-name="T4">All instances in the network” </text:span></text:p>
          </draw:text-box>
        </draw:frame>
        <draw:frame draw:style-name="gr2" draw:text-style-name="P3" draw:layer="layout" svg:width="0.387cm" svg:height="0.39cm" svg:x="3.81cm" svg:y="19.4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19.4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3.175cm" svg:y="20.022cm">
          <draw:text-box>
            <text:p text:style-name="P2"><text:span text:style-name="T7">●</text:span></text:p>
          </draw:text-box>
        </draw:frame>
        <draw:frame draw:style-name="gr3" draw:text-style-name="P4" draw:layer="layout" svg:width="1.488cm" svg:height="0.497cm" svg:x="3.81cm" svg:y="20.003cm">
          <draw:text-box>
            <text:p text:style-name="P2"><text:span text:style-name="T8">Source </text:span></text:p>
          </draw:text-box>
        </draw:frame>
        <draw:frame draw:style-name="gr3" draw:text-style-name="P4" draw:layer="layout" svg:width="3.143cm" svg:height="0.497cm" svg:x="6.35cm" svg:y="20.003cm">
          <draw:text-box>
            <text:p text:style-name="P2"><text:span text:style-name="T8">filter: IP ranges </text:span></text:p>
          </draw:text-box>
        </draw:frame>
        <draw:frame draw:style-name="gr2" draw:text-style-name="P3" draw:layer="layout" svg:width="0.387cm" svg:height="0.39cm" svg:x="3.81cm" svg:y="20.66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20.66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3.175cm" svg:y="21.239cm">
          <draw:text-box>
            <text:p text:style-name="P2"><text:span text:style-name="T7">●</text:span></text:p>
          </draw:text-box>
        </draw:frame>
        <draw:frame draw:style-name="gr3" draw:text-style-name="P4" draw:layer="layout" svg:width="1.488cm" svg:height="0.497cm" svg:x="3.81cm" svg:y="21.22cm">
          <draw:text-box>
            <text:p text:style-name="P2"><text:span text:style-name="T8">Source </text:span></text:p>
          </draw:text-box>
        </draw:frame>
        <draw:frame draw:style-name="gr3" draw:text-style-name="P4" draw:layer="layout" svg:width="4.003cm" svg:height="0.497cm" svg:x="6.35cm" svg:y="21.22cm">
          <draw:text-box>
            <text:p text:style-name="P2"><text:span text:style-name="T8">IP ranges: 0.0.0.0/0 </text:span></text:p>
          </draw:text-box>
        </draw:frame>
        <draw:frame draw:style-name="gr2" draw:text-style-name="P3" draw:layer="layout" svg:width="0.387cm" svg:height="0.39cm" svg:x="3.81cm" svg:y="21.88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21.88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3.175cm" svg:y="22.456cm">
          <draw:text-box>
            <text:p text:style-name="P2"><text:span text:style-name="T7">●</text:span></text:p>
          </draw:text-box>
        </draw:frame>
        <draw:frame draw:style-name="gr3" draw:text-style-name="P4" draw:layer="layout" svg:width="2.009cm" svg:height="0.497cm" svg:x="3.81cm" svg:y="22.437cm">
          <draw:text-box>
            <text:p text:style-name="P2"><text:span text:style-name="T8">Protocols </text:span></text:p>
          </draw:text-box>
        </draw:frame>
        <draw:frame draw:style-name="gr3" draw:text-style-name="P4" draw:layer="layout" svg:width="3.981cm" svg:height="0.497cm" svg:x="6.35cm" svg:y="22.437cm">
          <draw:text-box>
            <text:p text:style-name="P2"><text:span text:style-name="T8">and ports: Allow all </text:span></text:p>
          </draw:text-box>
        </draw:frame>
        <draw:frame draw:style-name="gr2" draw:text-style-name="P3" draw:layer="layout" svg:width="0.387cm" svg:height="0.39cm" svg:x="3.81cm" svg:y="23.09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23.09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3.175cm" svg:y="23.673cm">
          <draw:text-box>
            <text:p text:style-name="P2"><text:span text:style-name="T7">●</text:span></text:p>
          </draw:text-box>
        </draw:frame>
        <draw:frame draw:style-name="gr3" draw:text-style-name="P4" draw:layer="layout" svg:width="1.035cm" svg:height="0.497cm" svg:x="3.81cm" svg:y="23.654cm">
          <draw:text-box>
            <text:p text:style-name="P2"><text:span text:style-name="T8">Click </text:span></text:p>
          </draw:text-box>
        </draw:frame>
        <draw:frame draw:style-name="gr3" draw:text-style-name="P4" draw:layer="layout" svg:width="2.487cm" svg:height="0.497cm" svg:x="5.08cm" svg:y="23.654cm">
          <draw:text-box>
            <text:p text:style-name="P2"><text:span text:style-name="T8">on “Create” </text:span></text:p>
          </draw:text-box>
        </draw:frame>
        <draw:frame draw:style-name="gr3" draw:text-style-name="P4" draw:layer="layout" svg:width="0.493cm" svg:height="0.497cm" svg:x="3.81cm" svg:y="24.342cm">
          <draw:text-box>
            <text:p text:style-name="P2"><text:span text:style-name="T8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139.7cm" svg:x="0cm" svg:y="-55.88cm" svg:viewBox="0 0 21591 139701" draw:points="0,0 21591,0 21591,139701 0,139701">
          <text:p/>
        </draw:polygon>
        <draw:polygon draw:style-name="gr1" draw:text-style-name="P1" draw:layer="layout" svg:width="21.59cm" svg:height="27.913cm" svg:x="0cm" svg:y="0cm" svg:viewBox="0 0 21591 27914" draw:points="0,0 21591,0 21591,27914 0,27914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4" draw:text-style-name="P5" draw:layer="layout" svg:width="1.479cm" svg:height="0.53cm" svg:x="2.381cm" svg:y="2.646cm">
          <draw:text-box>
            <text:p text:style-name="P2"><text:span text:style-name="T5">9) SSH </text:span></text:p>
          </draw:text-box>
        </draw:frame>
        <draw:frame draw:style-name="gr4" draw:text-style-name="P5" draw:layer="layout" svg:width="0.528cm" svg:height="0.53cm" svg:x="4.445cm" svg:y="3.281cm">
          <draw:text-box>
            <text:p text:style-name="P2"><text:span text:style-name="T5">a)</text:span></text:p>
          </draw:text-box>
        </draw:frame>
        <draw:frame draw:style-name="gr4" draw:text-style-name="P5" draw:layer="layout" svg:width="2.923cm" svg:height="0.53cm" svg:x="5.08cm" svg:y="3.281cm">
          <draw:text-box>
            <text:p text:style-name="P2"><text:span text:style-name="T5">If using Linux </text:span></text:p>
          </draw:text-box>
        </draw:frame>
        <draw:frame draw:style-name="gr4" draw:text-style-name="P5" draw:layer="layout" svg:width="0.528cm" svg:height="0.53cm" svg:x="5.433cm" svg:y="3.916cm">
          <draw:text-box>
            <text:p text:style-name="P2"><text:span text:style-name="T5">i)</text:span></text:p>
          </draw:text-box>
        </draw:frame>
        <draw:frame draw:style-name="gr3" draw:text-style-name="P4" draw:layer="layout" svg:width="7.69cm" svg:height="0.497cm" svg:x="6.35cm" svg:y="3.942cm">
          <draw:text-box>
            <text:p text:style-name="P2"><text:span text:style-name="T8">Generate a pair of public/private keys </text:span></text:p>
          </draw:text-box>
        </draw:frame>
        <draw:frame draw:style-name="gr3" draw:text-style-name="P4" draw:layer="layout" svg:width="1.873cm" svg:height="0.497cm" svg:x="6.35cm" svg:y="4.974cm">
          <draw:text-box>
            <text:p text:style-name="P2"><text:span text:style-name="T8">On Linux,</text:span></text:p>
          </draw:text-box>
        </draw:frame>
        <draw:frame draw:style-name="gr3" draw:text-style-name="P4" draw:layer="layout" svg:width="1.556cm" svg:height="0.497cm" svg:x="8.441cm" svg:y="4.974cm">
          <draw:text-box>
            <text:p text:style-name="P2"><text:span text:style-name="T8">you will</text:span></text:p>
          </draw:text-box>
        </draw:frame>
        <draw:frame draw:style-name="gr3" draw:text-style-name="P4" draw:layer="layout" svg:width="8.583cm" svg:height="0.497cm" svg:x="10.205cm" svg:y="4.974cm">
          <draw:text-box>
            <text:p text:style-name="P2"><text:span text:style-name="T8">run the following command and follow the</text:span></text:p>
          </draw:text-box>
        </draw:frame>
        <draw:frame draw:style-name="gr3" draw:text-style-name="P4" draw:layer="layout" svg:width="0.493cm" svg:height="0.497cm" svg:x="6.936cm" svg:y="4.97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8.276cm" svg:y="4.97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9.184cm" svg:y="4.97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041cm" svg:y="4.97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895cm" svg:y="4.97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73cm" svg:y="4.97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75cm" svg:y="4.97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927cm" svg:y="4.97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846cm" svg:y="4.97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234cm" svg:y="4.97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42cm" svg:y="4.97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1.64cm" svg:height="0.497cm" svg:x="6.35cm" svg:y="5.556cm">
          <draw:text-box>
            <text:p text:style-name="P2"><text:span text:style-name="T8">prompt.</text:span></text:p>
          </draw:text-box>
        </draw:frame>
        <draw:frame draw:style-name="gr3" draw:text-style-name="P4" draw:layer="layout" svg:width="0.667cm" svg:height="0.497cm" svg:x="8.335cm" svg:y="5.556cm">
          <draw:text-box>
            <text:p text:style-name="P2"><text:span text:style-name="T8">For</text:span></text:p>
          </draw:text-box>
        </draw:frame>
        <draw:frame draw:style-name="gr3" draw:text-style-name="P4" draw:layer="layout" svg:width="0.671cm" svg:height="0.497cm" svg:x="9.343cm" svg:y="5.556cm">
          <draw:text-box>
            <text:p text:style-name="P2"><text:span text:style-name="T8">the</text:span></text:p>
          </draw:text-box>
        </draw:frame>
        <draw:frame draw:style-name="gr3" draw:text-style-name="P4" draw:layer="layout" svg:width="1.653cm" svg:height="0.497cm" svg:x="10.363cm" svg:y="5.556cm">
          <draw:text-box>
            <text:p text:style-name="P2"><text:span text:style-name="T8">purpose</text:span></text:p>
          </draw:text-box>
        </draw:frame>
        <draw:frame draw:style-name="gr3" draw:text-style-name="P4" draw:layer="layout" svg:width="0.493cm" svg:height="0.497cm" svg:x="12.361cm" svg:y="5.556cm">
          <draw:text-box>
            <text:p text:style-name="P2"><text:span text:style-name="T8">of</text:span></text:p>
          </draw:text-box>
        </draw:frame>
        <draw:frame draw:style-name="gr3" draw:text-style-name="P4" draw:layer="layout" svg:width="0.734cm" svg:height="0.497cm" svg:x="13.121cm" svg:y="5.556cm">
          <draw:text-box>
            <text:p text:style-name="P2"><text:span text:style-name="T8">this</text:span></text:p>
          </draw:text-box>
        </draw:frame>
        <draw:frame draw:style-name="gr3" draw:text-style-name="P4" draw:layer="layout" svg:width="1.073cm" svg:height="0.497cm" svg:x="14.202cm" svg:y="5.556cm">
          <draw:text-box>
            <text:p text:style-name="P2"><text:span text:style-name="T8">class,</text:span></text:p>
          </draw:text-box>
        </draw:frame>
        <draw:frame draw:style-name="gr3" draw:text-style-name="P4" draw:layer="layout" svg:width="0.493cm" svg:height="0.497cm" svg:x="15.592cm" svg:y="5.556cm">
          <draw:text-box>
            <text:p text:style-name="P2"><text:span text:style-name="T8">a</text:span></text:p>
          </draw:text-box>
        </draw:frame>
        <draw:frame draw:style-name="gr3" draw:text-style-name="P4" draw:layer="layout" svg:width="2.254cm" svg:height="0.497cm" svg:x="16.152cm" svg:y="5.556cm">
          <draw:text-box>
            <text:p text:style-name="P2"><text:span text:style-name="T8">passphrase</text:span></text:p>
          </draw:text-box>
        </draw:frame>
        <draw:frame draw:style-name="gr3" draw:text-style-name="P4" draw:layer="layout" svg:width="0.493cm" svg:height="0.497cm" svg:x="18.722cm" svg:y="5.556cm">
          <draw:text-box>
            <text:p text:style-name="P2"><text:span text:style-name="T8">is</text:span></text:p>
          </draw:text-box>
        </draw:frame>
        <draw:frame draw:style-name="gr3" draw:text-style-name="P4" draw:layer="layout" svg:width="0.493cm" svg:height="0.497cm" svg:x="7.985cm" svg:y="5.55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8.994cm" svg:y="5.55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013cm" svg:y="5.55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012cm" svg:y="5.55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772cm" svg:y="5.55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852cm" svg:y="5.55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269cm" svg:y="5.55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829cm" svg:y="5.55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399cm" svg:y="5.55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29cm" svg:y="5.55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7.004cm" svg:height="0.497cm" svg:x="6.35cm" svg:y="6.138cm">
          <draw:text-box>
            <text:p text:style-name="P2"><text:span text:style-name="T8">unnecessary and can be left blank. </text:span></text:p>
          </draw:text-box>
        </draw:frame>
        <draw:frame draw:style-name="gr2" draw:text-style-name="P3" draw:layer="layout" svg:width="0.387cm" svg:height="0.39cm" svg:x="13.372cm" svg:y="6.218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3.846cm" svg:height="0.497cm" svg:x="6.35cm" svg:y="7.144cm">
          <draw:text-box>
            <text:p text:style-name="P2"><text:span text:style-name="T9">$ ssh-keygen -t rsa</text:span><text:span text:style-name="T8"> </text:span></text:p>
          </draw:text-box>
        </draw:frame>
        <draw:frame draw:style-name="gr3" draw:text-style-name="P4" draw:layer="layout" svg:width="0.493cm" svg:height="0.497cm" svg:x="5.338cm" svg:y="8.149cm">
          <draw:text-box>
            <text:p text:style-name="P2"><text:span text:style-name="T8">ii)</text:span></text:p>
          </draw:text-box>
        </draw:frame>
        <draw:frame draw:style-name="gr3" draw:text-style-name="P4" draw:layer="layout" svg:width="6.966cm" svg:height="0.497cm" svg:x="6.35cm" svg:y="8.149cm">
          <draw:text-box>
            <text:p text:style-name="P2"><text:span text:style-name="T8">Deploy the key onto google cloud: </text:span></text:p>
          </draw:text-box>
        </draw:frame>
        <draw:frame draw:style-name="gr2" draw:text-style-name="P3" draw:layer="layout" svg:width="0.438cm" svg:height="0.39cm" svg:x="6.985cm" svg:y="8.811cm">
          <draw:text-box>
            <text:p text:style-name="P2"><text:span text:style-name="T1">(1)</text:span></text:p>
          </draw:text-box>
        </draw:frame>
        <draw:frame draw:style-name="gr3" draw:text-style-name="P4" draw:layer="layout" svg:width="7.525cm" svg:height="0.497cm" svg:x="7.62cm" svg:y="8.731cm">
          <draw:text-box>
            <text:p text:style-name="P2"><text:span text:style-name="T8">Search for “ssh keys” on the console. </text:span></text:p>
          </draw:text-box>
        </draw:frame>
        <draw:frame draw:style-name="gr2" draw:text-style-name="P3" draw:layer="layout" svg:width="0.387cm" svg:height="0.39cm" svg:x="7.62cm" svg:y="9.39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8.89cm" svg:y="9.39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38cm" svg:height="0.39cm" svg:x="6.985cm" svg:y="10.028cm">
          <draw:text-box>
            <text:p text:style-name="P2"><text:span text:style-name="T1">(2)</text:span></text:p>
          </draw:text-box>
        </draw:frame>
        <draw:frame draw:style-name="gr3" draw:text-style-name="P4" draw:layer="layout" svg:width="6.949cm" svg:height="0.497cm" svg:x="7.62cm" svg:y="9.948cm">
          <draw:text-box>
            <text:p text:style-name="P2"><text:span text:style-name="T8">Copy and paste the content of the </text:span></text:p>
          </draw:text-box>
        </draw:frame>
        <draw:frame draw:style-name="gr3" draw:text-style-name="P4" draw:layer="layout" svg:width="0.493cm" svg:height="0.581cm" svg:x="14.578cm" svg:y="9.861cm">
          <draw:text-box>
            <text:p text:style-name="P2"><text:span text:style-name="T10">​</text:span></text:p>
          </draw:text-box>
        </draw:frame>
        <draw:frame draw:style-name="gr3" draw:text-style-name="P4" draw:layer="layout" svg:width="2.652cm" svg:height="0.497cm" svg:x="14.578cm" svg:y="9.948cm">
          <draw:text-box>
            <text:p text:style-name="P2"><text:span text:style-name="T9">“</text:span><text:span text:style-name="T9">id_rsa.pub” </text:span></text:p>
          </draw:text-box>
        </draw:frame>
        <draw:frame draw:style-name="gr3" draw:text-style-name="P4" draw:layer="layout" svg:width="0.734cm" svg:height="0.497cm" svg:x="17.78cm" svg:y="9.948cm">
          <draw:text-box>
            <text:p text:style-name="P2"><text:span text:style-name="T8">file </text:span></text:p>
          </draw:text-box>
        </draw:frame>
        <draw:frame draw:style-name="gr3" draw:text-style-name="P4" draw:layer="layout" svg:width="3.6cm" svg:height="0.497cm" svg:x="7.62cm" svg:y="10.636cm">
          <draw:text-box>
            <text:p text:style-name="P2"><text:span text:style-name="T8">into the text field.</text:span></text:p>
          </draw:text-box>
        </draw:frame>
        <draw:frame draw:style-name="gr3" draw:text-style-name="P4" draw:layer="layout" svg:width="7.258cm" svg:height="0.497cm" svg:x="11.542cm" svg:y="10.636cm">
          <draw:text-box>
            <text:p text:style-name="P2"><text:span text:style-name="T8">The location of this file was selected</text:span></text:p>
          </draw:text-box>
        </draw:frame>
        <draw:frame draw:style-name="gr3" draw:text-style-name="P4" draw:layer="layout" svg:width="0.493cm" svg:height="0.497cm" svg:x="8.418cm" svg:y="10.63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9.253cm" svg:y="10.63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207cm" svg:y="10.63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377cm" svg:y="10.63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287cm" svg:y="10.63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068cm" svg:y="10.63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643cm" svg:y="10.63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538cm" svg:y="10.63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299cm" svg:y="10.63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7.219cm" svg:y="10.63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33cm" svg:y="10.63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6.094cm" svg:height="0.497cm" svg:x="7.62cm" svg:y="11.324cm">
          <draw:text-box>
            <text:p text:style-name="P2"><text:span text:style-name="T8">when creating the key earlier. </text:span></text:p>
          </draw:text-box>
        </draw:frame>
        <draw:frame draw:style-name="gr2" draw:text-style-name="P3" draw:layer="layout" svg:width="0.387cm" svg:height="0.39cm" svg:x="7.62cm" svg:y="11.98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8.89cm" svg:y="11.98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38cm" svg:height="0.39cm" svg:x="6.985cm" svg:y="12.621cm">
          <draw:text-box>
            <text:p text:style-name="P2"><text:span text:style-name="T1">(3)</text:span></text:p>
          </draw:text-box>
        </draw:frame>
        <draw:frame draw:style-name="gr3" draw:text-style-name="P4" draw:layer="layout" svg:width="1.048cm" svg:height="0.497cm" svg:x="7.62cm" svg:y="12.541cm">
          <draw:text-box>
            <text:p text:style-name="P2"><text:span text:style-name="T8">Save </text:span></text:p>
          </draw:text-box>
        </draw:frame>
        <draw:frame draw:style-name="gr3" draw:text-style-name="P4" draw:layer="layout" svg:width="0.493cm" svg:height="0.497cm" svg:x="5.225cm" svg:y="13.229cm">
          <draw:text-box>
            <text:p text:style-name="P2"><text:span text:style-name="T8">iii)</text:span></text:p>
          </draw:text-box>
        </draw:frame>
        <draw:frame draw:style-name="gr3" draw:text-style-name="P4" draw:layer="layout" svg:width="9.679cm" svg:height="0.497cm" svg:x="6.35cm" svg:y="13.229cm">
          <draw:text-box>
            <text:p text:style-name="P2"><text:span text:style-name="T8"><text:s/></text:span><text:span text:style-name="T8">SSH into your machines – from a terminal, type </text:span></text:p>
          </draw:text-box>
        </draw:frame>
        <draw:frame draw:style-name="gr3" draw:text-style-name="P4" draw:layer="layout" svg:width="0.493cm" svg:height="0.497cm" svg:x="6.35cm" svg:y="14.23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581cm" svg:x="6.462cm" svg:y="14.147cm">
          <draw:text-box>
            <text:p text:style-name="P2"><text:span text:style-name="T10">​</text:span></text:p>
          </draw:text-box>
        </draw:frame>
        <draw:frame draw:style-name="gr3" draw:text-style-name="P4" draw:layer="layout" svg:width="6.555cm" svg:height="0.497cm" svg:x="6.462cm" svg:y="14.235cm">
          <draw:text-box>
            <text:p text:style-name="P2"><text:span text:style-name="T9">$ ssh &lt;your instance’s public IP&gt; </text:span></text:p>
          </draw:text-box>
        </draw:frame>
        <draw:frame draw:style-name="gr3" draw:text-style-name="P4" draw:layer="layout" svg:width="0.493cm" svg:height="0.497cm" svg:x="4.445cm" svg:y="15.24cm">
          <draw:text-box>
            <text:p text:style-name="P2"><text:span text:style-name="T8">b)</text:span></text:p>
          </draw:text-box>
        </draw:frame>
        <draw:frame draw:style-name="gr3" draw:text-style-name="P4" draw:layer="layout" svg:width="3.55cm" svg:height="0.497cm" svg:x="5.08cm" svg:y="15.24cm">
          <draw:text-box>
            <text:p text:style-name="P2"><text:span text:style-name="T8">If using Windows </text:span></text:p>
          </draw:text-box>
        </draw:frame>
        <draw:frame draw:style-name="gr3" draw:text-style-name="P4" draw:layer="layout" svg:width="0.493cm" svg:height="0.497cm" svg:x="5.452cm" svg:y="15.822cm">
          <draw:text-box>
            <text:p text:style-name="P2"><text:span text:style-name="T8">i)</text:span></text:p>
          </draw:text-box>
        </draw:frame>
        <draw:frame draw:style-name="gr3" draw:text-style-name="P4" draw:layer="layout" svg:width="5.497cm" svg:height="0.497cm" svg:x="6.35cm" svg:y="15.822cm">
          <draw:text-box>
            <text:p text:style-name="P2"><text:span text:style-name="T8">Download and install Putty </text:span></text:p>
          </draw:text-box>
        </draw:frame>
        <draw:frame draw:style-name="gr3" draw:text-style-name="P4" draw:layer="layout" svg:width="4.748cm" svg:height="0.497cm" svg:x="6.985cm" svg:y="16.404cm">
          <draw:text-box>
            <text:p text:style-name="P2"><text:span text:style-name="T8">(1) Download the 32 bit</text:span></text:p>
          </draw:text-box>
        </draw:frame>
        <draw:frame draw:style-name="gr3" draw:text-style-name="P4" draw:layer="layout" svg:width="1.695cm" svg:height="0.497cm" svg:x="12.242cm" svg:y="16.404cm">
          <draw:text-box>
            <text:p text:style-name="P2"><text:span text:style-name="T8">or 64 bit</text:span></text:p>
          </draw:text-box>
        </draw:frame>
        <draw:frame draw:style-name="gr3" draw:text-style-name="P4" draw:layer="layout" svg:width="4.489cm" svg:height="0.497cm" svg:x="14.364cm" svg:y="16.404cm">
          <draw:text-box>
            <text:p text:style-name="P2"><text:span text:style-name="T8">installer depending on</text:span></text:p>
          </draw:text-box>
        </draw:frame>
        <draw:frame draw:style-name="gr3" draw:text-style-name="P4" draw:layer="layout" svg:width="0.493cm" svg:height="0.497cm" svg:x="9.665cm" svg:y="16.40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553cm" svg:y="16.40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27cm" svg:y="16.40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025cm" svg:y="16.40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674cm" svg:y="16.40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392cm" svg:y="16.40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147cm" svg:y="16.40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976cm" svg:y="16.40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326cm" svg:y="16.40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36cm" svg:y="16.40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9.819cm" svg:height="0.497cm" svg:x="7.62cm" svg:y="16.986cm">
          <draw:text-box>
            <text:p text:style-name="P2"><text:span text:style-name="T8">your Operating System with the default settings. </text:span></text:p>
          </draw:text-box>
        </draw:frame>
        <draw:frame draw:style-name="gr3" draw:text-style-name="P4" draw:layer="layout" svg:width="11.267cm" svg:height="0.497cm" svg:x="7.62cm" svg:y="17.992cm">
          <draw:text-box>
            <text:p text:style-name="P2"><text:span text:style-name="T11">https://www.chiark.greenend.org.uk/~sgtatham/putty/l</text:span></text:p>
          </draw:text-box>
        </draw:frame>
        <draw:frame draw:style-name="gr3" draw:text-style-name="P4" draw:layer="layout" svg:width="2.178cm" svg:height="0.497cm" svg:x="7.62cm" svg:y="18.574cm">
          <draw:text-box>
            <text:p text:style-name="P2"><text:span text:style-name="T11">atest.html</text:span><text:span text:style-name="T8"> </text:span></text:p>
          </draw:text-box>
        </draw:frame>
        <draw:frame draw:style-name="gr3" draw:text-style-name="P4" draw:layer="layout" svg:width="3.626cm" svg:height="0.497cm" svg:x="6.985cm" svg:y="19.579cm">
          <draw:text-box>
            <text:p text:style-name="P2"><text:span text:style-name="T8">(2) Find and open </text:span></text:p>
          </draw:text-box>
        </draw:frame>
        <draw:frame draw:style-name="gr3" draw:text-style-name="P4" draw:layer="layout" svg:width="0.493cm" svg:height="0.581cm" svg:x="10.593cm" svg:y="19.491cm">
          <draw:text-box>
            <text:p text:style-name="P2"><text:span text:style-name="T10">​</text:span></text:p>
          </draw:text-box>
        </draw:frame>
        <draw:frame draw:style-name="gr3" draw:text-style-name="P4" draw:layer="layout" svg:width="2.427cm" svg:height="0.497cm" svg:x="10.593cm" svg:y="19.579cm">
          <draw:text-box>
            <text:p text:style-name="P2"><text:span text:style-name="T9">“</text:span><text:span text:style-name="T9">puttygen”</text:span><text:span text:style-name="T12"> <text:s/></text:span></text:p>
          </draw:text-box>
        </draw:frame>
        <draw:frame draw:style-name="gr3" draw:text-style-name="P4" draw:layer="layout" svg:width="11.068cm" svg:height="0.497cm" svg:x="7.62cm" svg:y="20.585cm">
          <draw:text-box>
            <text:p text:style-name="P2"><text:span text:style-name="T8">Hit the generate button while keeping default settings. </text:span></text:p>
          </draw:text-box>
        </draw:frame>
        <draw:frame draw:style-name="gr3" draw:text-style-name="P4" draw:layer="layout" svg:width="3.249cm" svg:height="0.497cm" svg:x="6.985cm" svg:y="21.59cm">
          <draw:text-box>
            <text:p text:style-name="P2"><text:span text:style-name="T8">(3) Change the “</text:span></text:p>
          </draw:text-box>
        </draw:frame>
        <draw:frame draw:style-name="gr3" draw:text-style-name="P4" draw:layer="layout" svg:width="0.493cm" svg:height="0.581cm" svg:x="10.374cm" svg:y="21.502cm">
          <draw:text-box>
            <text:p text:style-name="P2"><text:span text:style-name="T10">​</text:span></text:p>
          </draw:text-box>
        </draw:frame>
        <draw:frame draw:style-name="gr3" draw:text-style-name="P4" draw:layer="layout" svg:width="2.766cm" svg:height="0.497cm" svg:x="10.374cm" svg:y="21.59cm">
          <draw:text-box>
            <text:p text:style-name="P2"><text:span text:style-name="T9">Key comment</text:span></text:p>
          </draw:text-box>
        </draw:frame>
        <draw:frame draw:style-name="gr3" draw:text-style-name="P4" draw:layer="layout" svg:width="0.493cm" svg:height="0.581cm" svg:x="13.218cm" svg:y="21.502cm">
          <draw:text-box>
            <text:p text:style-name="P2"><text:span text:style-name="T13">​</text:span></text:p>
          </draw:text-box>
        </draw:frame>
        <draw:frame draw:style-name="gr3" draw:text-style-name="P4" draw:layer="layout" svg:width="5.565cm" svg:height="0.497cm" svg:x="13.218cm" svg:y="21.59cm">
          <draw:text-box>
            <text:p text:style-name="P2"><text:span text:style-name="T8">” </text:span><text:span text:style-name="T8">to your TNtech username,</text:span></text:p>
          </draw:text-box>
        </draw:frame>
        <draw:frame draw:style-name="gr3" draw:text-style-name="P4" draw:layer="layout" svg:width="0.493cm" svg:height="0.497cm" svg:x="9.116cm" svg:y="21.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9.977cm" svg:y="21.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1cm" svg:y="21.59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493cm" svg:height="0.497cm" svg:x="13.425cm" svg:y="21.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041cm" svg:y="21.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147cm" svg:y="21.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749cm" svg:y="21.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42cm" svg:y="21.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10.145cm" svg:height="0.497cm" svg:x="7.62cm" svg:y="22.172cm">
          <draw:text-box>
            <text:p text:style-name="P2"><text:span text:style-name="T8">you will use this as your username in future steps. </text:span></text:p>
          </draw:text-box>
        </draw:frame>
        <draw:frame draw:style-name="gr3" draw:text-style-name="P4" draw:layer="layout" svg:width="1.594cm" svg:height="0.497cm" svg:x="6.985cm" svg:y="22.754cm">
          <draw:text-box>
            <text:p text:style-name="P2"><text:span text:style-name="T8">(4) Save</text:span></text:p>
          </draw:text-box>
        </draw:frame>
        <draw:frame draw:style-name="gr3" draw:text-style-name="P4" draw:layer="layout" svg:width="3.003cm" svg:height="0.497cm" svg:x="8.875cm" svg:y="22.754cm">
          <draw:text-box>
            <text:p text:style-name="P2"><text:span text:style-name="T8">the private key</text:span></text:p>
          </draw:text-box>
        </draw:frame>
        <draw:frame draw:style-name="gr3" draw:text-style-name="P4" draw:layer="layout" svg:width="0.684cm" svg:height="0.497cm" svg:x="12.543cm" svg:y="22.754cm">
          <draw:text-box>
            <text:p text:style-name="P2"><text:span text:style-name="T8">but</text:span></text:p>
          </draw:text-box>
        </draw:frame>
        <draw:frame draw:style-name="gr3" draw:text-style-name="P4" draw:layer="layout" svg:width="1.319cm" svg:height="0.497cm" svg:x="13.523cm" svg:y="22.754cm">
          <draw:text-box>
            <text:p text:style-name="P2"><text:span text:style-name="T8">do not</text:span></text:p>
          </draw:text-box>
        </draw:frame>
        <draw:frame draw:style-name="gr3" draw:text-style-name="P4" draw:layer="layout" svg:width="3.346cm" svg:height="0.497cm" svg:x="15.321cm" svg:y="22.754cm">
          <draw:text-box>
            <text:p text:style-name="P2"><text:span text:style-name="T8">close the keygen</text:span></text:p>
          </draw:text-box>
        </draw:frame>
        <draw:frame draw:style-name="gr3" draw:text-style-name="P4" draw:layer="layout" svg:width="0.493cm" svg:height="0.497cm" svg:x="8.551cm" svg:y="22.7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9.545cm" svg:y="22.7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256cm" svg:y="22.7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246cm" svg:y="22.7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226cm" svg:y="22.7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042cm" svg:y="22.7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024cm" svg:y="22.7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341cm" svg:y="22.7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7.308cm" svg:y="22.7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35cm" svg:y="22.7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2.589cm" svg:height="0.497cm" svg:x="7.62cm" svg:y="23.336cm">
          <draw:text-box>
            <text:p text:style-name="P2"><text:span text:style-name="T8">window yet. </text:span></text:p>
          </draw:text-box>
        </draw:frame>
        <draw:polygon draw:style-name="gr5" draw:text-style-name="P6" draw:layer="layout" svg:width="11.271cm" svg:height="0.027cm" svg:x="7.62cm" svg:y="18.388cm" svg:viewBox="0 0 11272 28" draw:points="0,0 11272,0 11272,28 0,28">
          <text:p/>
        </draw:polygon>
        <draw:polygon draw:style-name="gr5" draw:text-style-name="P6" draw:layer="layout" svg:width="2.063cm" svg:height="0.027cm" svg:x="7.62cm" svg:y="18.97cm" svg:viewBox="0 0 2064 28" draw:points="0,0 2064,0 2064,28 0,28">
          <text:p/>
        </draw:polygon>
        <draw:frame draw:style-name="gr3" draw:text-style-name="P4" draw:layer="layout" svg:width="0.493cm" svg:height="0.497cm" svg:x="7.62cm" svg:y="24.342cm">
          <draw:text-box>
            <text:p text:style-name="P2"><text:span text:style-name="T8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139.7cm" svg:x="0cm" svg:y="-83.82cm" svg:viewBox="0 0 21591 139701" draw:points="0,0 21591,0 21591,139701 0,139701">
          <text:p/>
        </draw:polygon>
        <draw:polygon draw:style-name="gr1" draw:text-style-name="P1" draw:layer="layout" svg:width="21.59cm" svg:height="27.913cm" svg:x="0cm" svg:y="0cm" svg:viewBox="0 0 21591 27914" draw:points="0,0 21591,0 21591,27914 0,27914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3" draw:text-style-name="P4" draw:layer="layout" svg:width="8.943cm" svg:height="0.497cm" svg:x="6.985cm" svg:y="3.069cm">
          <draw:text-box>
            <text:p text:style-name="P2"><text:span text:style-name="T8">(5) Deploy the public key onto google cloud: </text:span></text:p>
          </draw:text-box>
        </draw:frame>
        <draw:frame draw:style-name="gr2" draw:text-style-name="P3" draw:layer="layout" svg:width="0.425cm" svg:height="0.39cm" svg:x="8.255cm" svg:y="3.731cm">
          <draw:text-box>
            <text:p text:style-name="P2"><text:span text:style-name="T1">(a)</text:span></text:p>
          </draw:text-box>
        </draw:frame>
        <draw:frame draw:style-name="gr3" draw:text-style-name="P4" draw:layer="layout" svg:width="9.066cm" svg:height="0.497cm" svg:x="8.89cm" svg:y="3.651cm">
          <draw:text-box>
            <text:p text:style-name="P2"><text:span text:style-name="T8">Search for “ssh keys” on the Google console. </text:span></text:p>
          </draw:text-box>
        </draw:frame>
        <draw:frame draw:style-name="gr2" draw:text-style-name="P3" draw:layer="layout" svg:width="0.387cm" svg:height="0.39cm" svg:x="8.89cm" svg:y="4.31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10.16cm" svg:y="4.31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42cm" svg:height="0.39cm" svg:x="8.255cm" svg:y="4.948cm">
          <draw:text-box>
            <text:p text:style-name="P2"><text:span text:style-name="T1">(b)</text:span></text:p>
          </draw:text-box>
        </draw:frame>
        <draw:frame draw:style-name="gr3" draw:text-style-name="P4" draw:layer="layout" svg:width="6.949cm" svg:height="0.497cm" svg:x="8.89cm" svg:y="4.868cm">
          <draw:text-box>
            <text:p text:style-name="P2"><text:span text:style-name="T8">Copy and paste the content of the </text:span></text:p>
          </draw:text-box>
        </draw:frame>
        <draw:frame draw:style-name="gr3" draw:text-style-name="P4" draw:layer="layout" svg:width="0.493cm" svg:height="0.581cm" svg:x="15.848cm" svg:y="4.781cm">
          <draw:text-box>
            <text:p text:style-name="P2"><text:span text:style-name="T10">​</text:span></text:p>
          </draw:text-box>
        </draw:frame>
        <draw:frame draw:style-name="gr3" draw:text-style-name="P4" draw:layer="layout" svg:width="2.542cm" svg:height="0.497cm" svg:x="15.848cm" svg:y="4.868cm">
          <draw:text-box>
            <text:p text:style-name="P2"><text:span text:style-name="T9">“</text:span><text:span text:style-name="T9">public key” </text:span></text:p>
          </draw:text-box>
        </draw:frame>
        <draw:frame draw:style-name="gr3" draw:text-style-name="P4" draw:layer="layout" svg:width="9.76cm" svg:height="0.497cm" svg:x="8.89cm" svg:y="5.556cm">
          <draw:text-box>
            <text:p text:style-name="P2"><text:span text:style-name="T8">windows from the KeyGen program into the text</text:span></text:p>
          </draw:text-box>
        </draw:frame>
        <draw:frame draw:style-name="gr3" draw:text-style-name="P4" draw:layer="layout" svg:width="0.493cm" svg:height="0.497cm" svg:x="10.681cm" svg:y="5.55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849cm" svg:y="5.55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683cm" svg:y="5.55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389cm" svg:y="5.55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28cm" svg:y="5.55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7.243cm" svg:y="5.55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077cm" svg:y="5.55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31cm" svg:y="5.55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993cm" svg:height="0.497cm" svg:x="8.89cm" svg:y="6.244cm">
          <draw:text-box>
            <text:p text:style-name="P2"><text:span text:style-name="T8">field </text:span></text:p>
          </draw:text-box>
        </draw:frame>
        <draw:frame draw:style-name="gr2" draw:text-style-name="P3" draw:layer="layout" svg:width="0.387cm" svg:height="0.39cm" svg:x="8.89cm" svg:y="6.90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10.16cm" svg:y="6.90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04cm" svg:height="0.39cm" svg:x="8.255cm" svg:y="7.541cm">
          <draw:text-box>
            <text:p text:style-name="P2"><text:span text:style-name="T1">(c)</text:span></text:p>
          </draw:text-box>
        </draw:frame>
        <draw:frame draw:style-name="gr3" draw:text-style-name="P4" draw:layer="layout" svg:width="1.048cm" svg:height="0.497cm" svg:x="8.89cm" svg:y="7.461cm">
          <draw:text-box>
            <text:p text:style-name="P2"><text:span text:style-name="T8">Save </text:span></text:p>
          </draw:text-box>
        </draw:frame>
        <draw:frame draw:style-name="gr3" draw:text-style-name="P4" draw:layer="layout" svg:width="0.493cm" svg:height="0.497cm" svg:x="8.89cm" svg:y="8.043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442cm" svg:height="0.39cm" svg:x="8.255cm" svg:y="8.705cm">
          <draw:text-box>
            <text:p text:style-name="P2"><text:span text:style-name="T1">(d)</text:span></text:p>
          </draw:text-box>
        </draw:frame>
        <draw:frame draw:style-name="gr3" draw:text-style-name="P4" draw:layer="layout" svg:width="5.34cm" svg:height="0.497cm" svg:x="8.89cm" svg:y="8.626cm">
          <draw:text-box>
            <text:p text:style-name="P2"><text:span text:style-name="T8">Close the KeyGen window </text:span></text:p>
          </draw:text-box>
        </draw:frame>
        <draw:frame draw:style-name="gr3" draw:text-style-name="P4" draw:layer="layout" svg:width="0.493cm" svg:height="0.497cm" svg:x="8.89cm" svg:y="9.20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3.833cm" svg:height="0.497cm" svg:x="6.985cm" svg:y="10.213cm">
          <draw:text-box>
            <text:p text:style-name="P2"><text:span text:style-name="T8">(6) Find and open “</text:span></text:p>
          </draw:text-box>
        </draw:frame>
        <draw:frame draw:style-name="gr3" draw:text-style-name="P4" draw:layer="layout" svg:width="0.493cm" svg:height="0.581cm" svg:x="10.8cm" svg:y="10.125cm">
          <draw:text-box>
            <text:p text:style-name="P2"><text:span text:style-name="T10">​</text:span></text:p>
          </draw:text-box>
        </draw:frame>
        <draw:frame draw:style-name="gr3" draw:text-style-name="P4" draw:layer="layout" svg:width="1.056cm" svg:height="0.497cm" svg:x="10.8cm" svg:y="10.213cm">
          <draw:text-box>
            <text:p text:style-name="P2"><text:span text:style-name="T9">putty</text:span></text:p>
          </draw:text-box>
        </draw:frame>
        <draw:frame draw:style-name="gr3" draw:text-style-name="P4" draw:layer="layout" svg:width="0.493cm" svg:height="0.581cm" svg:x="11.873cm" svg:y="10.125cm">
          <draw:text-box>
            <text:p text:style-name="P2"><text:span text:style-name="T13">​</text:span></text:p>
          </draw:text-box>
        </draw:frame>
        <draw:frame draw:style-name="gr3" draw:text-style-name="P4" draw:layer="layout" svg:width="0.493cm" svg:height="0.497cm" svg:x="11.873cm" svg:y="10.213cm">
          <draw:text-box>
            <text:p text:style-name="P2"><text:span text:style-name="T8">” </text:span></text:p>
          </draw:text-box>
        </draw:frame>
        <draw:frame draw:style-name="gr3" draw:text-style-name="P4" draw:layer="layout" svg:width="0.607cm" svg:height="0.556cm" svg:x="8.255cm" svg:y="10.719cm">
          <draw:text-box>
            <text:p text:style-name="P2"><text:span text:style-name="T14">(a)</text:span></text:p>
          </draw:text-box>
        </draw:frame>
        <draw:frame draw:style-name="gr3" draw:text-style-name="P4" draw:layer="layout" svg:width="1.162cm" svg:height="0.497cm" svg:x="8.89cm" svg:y="10.795cm">
          <draw:text-box>
            <text:p text:style-name="P2"><text:span text:style-name="T8">In the</text:span></text:p>
          </draw:text-box>
        </draw:frame>
        <draw:frame draw:style-name="gr3" draw:text-style-name="P4" draw:layer="layout" svg:width="0.493cm" svg:height="0.581cm" svg:x="10.457cm" svg:y="10.707cm">
          <draw:text-box>
            <text:p text:style-name="P2"><text:span text:style-name="T10">​</text:span></text:p>
          </draw:text-box>
        </draw:frame>
        <draw:frame draw:style-name="gr3" draw:text-style-name="P4" draw:layer="layout" svg:width="5.417cm" svg:height="0.497cm" svg:x="10.457cm" svg:y="10.795cm">
          <draw:text-box>
            <text:p text:style-name="P2"><text:span text:style-name="T15">Category</text:span><text:span text:style-name="T8"> menu on the left,</text:span></text:p>
          </draw:text-box>
        </draw:frame>
        <draw:frame draw:style-name="gr3" draw:text-style-name="P4" draw:layer="layout" svg:width="2.254cm" svg:height="0.497cm" svg:x="16.655cm" svg:y="10.795cm">
          <draw:text-box>
            <text:p text:style-name="P2"><text:span text:style-name="T8">navigate to</text:span></text:p>
          </draw:text-box>
        </draw:frame>
        <draw:frame draw:style-name="gr3" draw:text-style-name="P4" draw:layer="layout" svg:width="0.493cm" svg:height="0.497cm" svg:x="9.274cm" svg:y="10.79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214cm" svg:y="10.79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29cm" svg:y="10.79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693cm" svg:y="10.79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456cm" svg:y="10.79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369cm" svg:y="10.79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411cm" svg:y="10.79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366cm" svg:y="10.79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36cm" svg:y="10.795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0cm" svg:height="0cm" svg:x="0cm" svg:y="-83.82cm" svg:viewBox="0 0 0 0" draw:points="0,0">
          <text:p/>
        </draw:polygon>
        <draw:frame draw:style-name="gr3" draw:text-style-name="P4" draw:layer="layout" svg:width="2.343cm" svg:height="0.497cm" svg:x="8.89cm" svg:y="11.377cm">
          <draw:text-box>
            <text:p text:style-name="P2"><text:span text:style-name="T15">Connection</text:span></text:p>
          </draw:text-box>
        </draw:frame>
        <draw:frame draw:style-name="gr3" draw:text-style-name="P4" draw:layer="layout" svg:width="0.493cm" svg:height="0.581cm" svg:x="11.224cm" svg:y="11.289cm">
          <draw:text-box>
            <text:p text:style-name="P2"><text:span text:style-name="T10">​</text:span></text:p>
          </draw:text-box>
        </draw:frame>
        <draw:frame draw:style-name="gr3" draw:text-style-name="P4" draw:layer="layout" svg:width="0.493cm" svg:height="0.497cm" svg:x="11.224cm" svg:y="11.377cm">
          <draw:text-box>
            <text:p text:style-name="P2"><text:span text:style-name="T8"><text:s/></text:span><text:span text:style-name="T8">&gt; </text:span></text:p>
          </draw:text-box>
        </draw:frame>
        <draw:frame draw:style-name="gr3" draw:text-style-name="P4" draw:layer="layout" svg:width="0.493cm" svg:height="0.581cm" svg:x="11.693cm" svg:y="11.289cm">
          <draw:text-box>
            <text:p text:style-name="P2"><text:span text:style-name="T10">​</text:span></text:p>
          </draw:text-box>
        </draw:frame>
        <draw:polygon draw:style-name="gr6" draw:text-style-name="P7" draw:layer="layout" svg:width="0cm" svg:height="0cm" svg:x="0cm" svg:y="-83.82cm" svg:viewBox="0 0 0 0" draw:points="0,0">
          <text:p/>
        </draw:polygon>
        <draw:frame draw:style-name="gr3" draw:text-style-name="P4" draw:layer="layout" svg:width="0.781cm" svg:height="0.497cm" svg:x="11.693cm" svg:y="11.377cm">
          <draw:text-box>
            <text:p text:style-name="P2"><text:span text:style-name="T15">SSH</text:span></text:p>
          </draw:text-box>
        </draw:frame>
        <draw:frame draw:style-name="gr3" draw:text-style-name="P4" draw:layer="layout" svg:width="0.493cm" svg:height="0.581cm" svg:x="12.471cm" svg:y="11.289cm">
          <draw:text-box>
            <text:p text:style-name="P2"><text:span text:style-name="T10">​</text:span></text:p>
          </draw:text-box>
        </draw:frame>
        <draw:frame draw:style-name="gr3" draw:text-style-name="P4" draw:layer="layout" svg:width="0.493cm" svg:height="0.497cm" svg:x="12.471cm" svg:y="11.377cm">
          <draw:text-box>
            <text:p text:style-name="P2"><text:span text:style-name="T8"><text:s/></text:span><text:span text:style-name="T8">&gt; </text:span></text:p>
          </draw:text-box>
        </draw:frame>
        <draw:frame draw:style-name="gr3" draw:text-style-name="P4" draw:layer="layout" svg:width="0.493cm" svg:height="0.581cm" svg:x="12.94cm" svg:y="11.289cm">
          <draw:text-box>
            <text:p text:style-name="P2"><text:span text:style-name="T10">​</text:span></text:p>
          </draw:text-box>
        </draw:frame>
        <draw:frame draw:style-name="gr3" draw:text-style-name="P4" draw:layer="layout" svg:width="1.12cm" svg:height="0.497cm" svg:x="12.94cm" svg:y="11.377cm">
          <draw:text-box>
            <text:p text:style-name="P2"><text:span text:style-name="T15">Auth </text:span></text:p>
          </draw:text-box>
        </draw:frame>
        <draw:frame draw:style-name="gr3" draw:text-style-name="P4" draw:layer="layout" svg:width="0.493cm" svg:height="0.497cm" svg:x="8.89cm" svg:y="11.959cm">
          <draw:text-box>
            <text:p text:style-name="P2"><text:span text:style-name="T15"><text:s/></text:span></text:p>
          </draw:text-box>
        </draw:frame>
        <draw:frame draw:style-name="gr3" draw:text-style-name="P4" draw:layer="layout" svg:width="5.586cm" svg:height="0.497cm" svg:x="8.255cm" svg:y="12.541cm">
          <draw:text-box>
            <text:p text:style-name="P2"><text:span text:style-name="T8">(b) In the Private key file for</text:span></text:p>
          </draw:text-box>
        </draw:frame>
        <draw:frame draw:style-name="gr3" draw:text-style-name="P4" draw:layer="layout" svg:width="4.053cm" svg:height="0.497cm" svg:x="14.847cm" svg:y="12.541cm">
          <draw:text-box>
            <text:p text:style-name="P2"><text:span text:style-name="T8">authentication field,</text:span></text:p>
          </draw:text-box>
        </draw:frame>
        <draw:frame draw:style-name="gr3" draw:text-style-name="P4" draw:layer="layout" svg:width="0.493cm" svg:height="0.497cm" svg:x="9.274cm" svg:y="12.54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214cm" svg:y="12.54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894cm" svg:y="12.54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858cm" svg:y="12.54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75cm" svg:y="12.54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603cm" svg:y="12.54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7.794cm" svg:y="12.54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43cm" svg:y="12.54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9.925cm" svg:height="0.497cm" svg:x="8.89cm" svg:y="13.123cm">
          <draw:text-box>
            <text:p text:style-name="P2"><text:span text:style-name="T8">browse to the location of the private key saved in</text:span></text:p>
          </draw:text-box>
        </draw:frame>
        <draw:frame draw:style-name="gr3" draw:text-style-name="P4" draw:layer="layout" svg:width="0.493cm" svg:height="0.497cm" svg:x="10.373cm" svg:y="13.12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936cm" svg:y="13.12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744cm" svg:y="13.12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499cm" svg:y="13.12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048cm" svg:y="13.12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856cm" svg:y="13.12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408cm" svg:y="13.12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7.239cm" svg:y="13.12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534cm" svg:y="13.12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45cm" svg:y="13.12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3.723cm" svg:height="0.497cm" svg:x="8.89cm" svg:y="13.706cm">
          <draw:text-box>
            <text:p text:style-name="P2"><text:span text:style-name="T8">the previous step. </text:span></text:p>
          </draw:text-box>
        </draw:frame>
        <draw:frame draw:style-name="gr3" draw:text-style-name="P4" draw:layer="layout" svg:width="0.493cm" svg:height="0.497cm" svg:x="8.89cm" svg:y="14.28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582cm" svg:height="0.556cm" svg:x="8.255cm" svg:y="14.793cm">
          <draw:text-box>
            <text:p text:style-name="P2"><text:span text:style-name="T14">(c)</text:span></text:p>
          </draw:text-box>
        </draw:frame>
        <draw:frame draw:style-name="gr3" draw:text-style-name="P4" draw:layer="layout" svg:width="1.162cm" svg:height="0.497cm" svg:x="8.89cm" svg:y="14.87cm">
          <draw:text-box>
            <text:p text:style-name="P2"><text:span text:style-name="T8">In the</text:span></text:p>
          </draw:text-box>
        </draw:frame>
        <draw:frame draw:style-name="gr3" draw:text-style-name="P4" draw:layer="layout" svg:width="0.493cm" svg:height="0.581cm" svg:x="10.219cm" svg:y="14.782cm">
          <draw:text-box>
            <text:p text:style-name="P2"><text:span text:style-name="T10">​</text:span></text:p>
          </draw:text-box>
        </draw:frame>
        <draw:frame draw:style-name="gr3" draw:text-style-name="P4" draw:layer="layout" svg:width="8.816cm" svg:height="0.497cm" svg:x="10.219cm" svg:y="14.87cm">
          <draw:text-box>
            <text:p text:style-name="P2"><text:span text:style-name="T15">Category</text:span><text:span text:style-name="T8"> menu on the left, navigate back to</text:span></text:p>
          </draw:text-box>
        </draw:frame>
        <draw:frame draw:style-name="gr3" draw:text-style-name="P4" draw:layer="layout" svg:width="0.493cm" svg:height="0.497cm" svg:x="9.274cm" svg:y="14.87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081cm" svg:y="14.87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052cm" svg:y="14.87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322cm" svg:y="14.87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953cm" svg:y="14.87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734cm" svg:y="14.87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644cm" svg:y="14.87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7.467cm" svg:y="14.87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507cm" svg:y="14.87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44cm" svg:y="14.87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1.649cm" svg:height="0.497cm" svg:x="8.89cm" svg:y="15.452cm">
          <draw:text-box>
            <text:p text:style-name="P2"><text:span text:style-name="T15">Session </text:span></text:p>
          </draw:text-box>
        </draw:frame>
        <draw:frame draw:style-name="gr3" draw:text-style-name="P4" draw:layer="layout" svg:width="0.493cm" svg:height="0.497cm" svg:x="8.89cm" svg:y="16.034cm">
          <draw:text-box>
            <text:p text:style-name="P2"><text:span text:style-name="T15"><text:s/></text:span></text:p>
          </draw:text-box>
        </draw:frame>
        <draw:frame draw:style-name="gr3" draw:text-style-name="P4" draw:layer="layout" svg:width="2.868cm" svg:height="0.497cm" svg:x="8.255cm" svg:y="16.616cm">
          <draw:text-box>
            <text:p text:style-name="P2"><text:span text:style-name="T8">(d) In the Host</text:span></text:p>
          </draw:text-box>
        </draw:frame>
        <draw:frame draw:style-name="gr3" draw:text-style-name="P4" draw:layer="layout" svg:width="5.996cm" svg:height="0.497cm" svg:x="11.521cm" svg:y="16.616cm">
          <draw:text-box>
            <text:p text:style-name="P2"><text:span text:style-name="T8">Name spot insert the external</text:span></text:p>
          </draw:text-box>
        </draw:frame>
        <draw:frame draw:style-name="gr3" draw:text-style-name="P4" draw:layer="layout" svg:width="0.904cm" svg:height="0.497cm" svg:x="18.044cm" svg:y="16.616cm">
          <draw:text-box>
            <text:p text:style-name="P2"><text:span text:style-name="T8">IP of</text:span></text:p>
          </draw:text-box>
        </draw:frame>
        <draw:frame draw:style-name="gr3" draw:text-style-name="P4" draw:layer="layout" svg:width="0.493cm" svg:height="0.497cm" svg:x="9.274cm" svg:y="16.61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161cm" svg:y="16.61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304cm" svg:y="16.61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716cm" svg:y="16.61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811cm" svg:y="16.61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151cm" svg:y="16.61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011cm" svg:y="16.61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7.854cm" svg:y="16.61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423cm" svg:y="16.61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25cm" svg:y="16.61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4.295cm" svg:height="0.497cm" svg:x="8.89cm" svg:y="17.198cm">
          <draw:text-box>
            <text:p text:style-name="P2"><text:span text:style-name="T8">one of the instances. </text:span></text:p>
          </draw:text-box>
        </draw:frame>
        <draw:frame draw:style-name="gr3" draw:text-style-name="P4" draw:layer="layout" svg:width="0.493cm" svg:height="0.497cm" svg:x="8.89cm" svg:y="17.7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10.793cm" svg:height="0.497cm" svg:x="8.255cm" svg:y="18.362cm">
          <draw:text-box>
            <text:p text:style-name="P2"><text:span text:style-name="T8">(e) In the Saved Sessions box, name the server and hit</text:span></text:p>
          </draw:text-box>
        </draw:frame>
        <draw:frame draw:style-name="gr3" draw:text-style-name="P4" draw:layer="layout" svg:width="0.493cm" svg:height="0.497cm" svg:x="9.274cm" svg:y="18.362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055cm" svg:y="18.362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357cm" svg:y="18.362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153cm" svg:y="18.362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121cm" svg:y="18.362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368cm" svg:y="18.362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149cm" svg:y="18.362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7.512cm" svg:y="18.362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378cm" svg:y="18.362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27cm" svg:y="18.362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1.141cm" svg:height="0.497cm" svg:x="8.89cm" svg:y="18.944cm">
          <draw:text-box>
            <text:p text:style-name="P2"><text:span text:style-name="T8">save. </text:span></text:p>
          </draw:text-box>
        </draw:frame>
        <draw:frame draw:style-name="gr3" draw:text-style-name="P4" draw:layer="layout" svg:width="0.493cm" svg:height="0.497cm" svg:x="9.112cm" svg:y="19.526cm">
          <draw:text-box>
            <text:p text:style-name="P2"><text:span text:style-name="T8">(i)</text:span></text:p>
          </draw:text-box>
        </draw:frame>
        <draw:frame draw:style-name="gr3" draw:text-style-name="P4" draw:layer="layout" svg:width="8.913cm" svg:height="0.497cm" svg:x="10.16cm" svg:y="19.526cm">
          <draw:text-box>
            <text:p text:style-name="P2"><text:span text:style-name="T8">Repeat this for all servers to allow easier ssh</text:span></text:p>
          </draw:text-box>
        </draw:frame>
        <draw:frame draw:style-name="gr3" draw:text-style-name="P4" draw:layer="layout" svg:width="0.493cm" svg:height="0.497cm" svg:x="11.58cm" svg:y="19.52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422cm" svg:y="19.52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117cm" svg:y="19.52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691cm" svg:y="19.52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247cm" svg:y="19.52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783cm" svg:y="19.52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971cm" svg:y="19.52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288cm" svg:y="19.52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45cm" svg:y="19.52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4.151cm" svg:height="0.497cm" svg:x="10.16cm" svg:y="20.108cm">
          <draw:text-box>
            <text:p text:style-name="P2"><text:span text:style-name="T8">access in the future. </text:span></text:p>
          </draw:text-box>
        </draw:frame>
        <draw:frame draw:style-name="gr3" draw:text-style-name="P4" draw:layer="layout" svg:width="1.86cm" svg:height="0.497cm" svg:x="6.985cm" svg:y="20.691cm">
          <draw:text-box>
            <text:p text:style-name="P2"><text:span text:style-name="T8">(7) When</text:span></text:p>
          </draw:text-box>
        </draw:frame>
        <draw:frame draw:style-name="gr3" draw:text-style-name="P4" draw:layer="layout" svg:width="1.162cm" svg:height="0.497cm" svg:x="9.199cm" svg:y="20.691cm">
          <draw:text-box>
            <text:p text:style-name="P2"><text:span text:style-name="T8">asked</text:span></text:p>
          </draw:text-box>
        </draw:frame>
        <draw:frame draw:style-name="gr3" draw:text-style-name="P4" draw:layer="layout" svg:width="0.59cm" svg:height="0.497cm" svg:x="10.734cm" svg:y="20.691cm">
          <draw:text-box>
            <text:p text:style-name="P2"><text:span text:style-name="T8">for</text:span></text:p>
          </draw:text-box>
        </draw:frame>
        <draw:frame draw:style-name="gr3" draw:text-style-name="P4" draw:layer="layout" svg:width="0.671cm" svg:height="0.497cm" svg:x="11.693cm" svg:y="20.691cm">
          <draw:text-box>
            <text:p text:style-name="P2"><text:span text:style-name="T8">the</text:span></text:p>
          </draw:text-box>
        </draw:frame>
        <draw:frame draw:style-name="gr3" draw:text-style-name="P4" draw:layer="layout" svg:width="2.131cm" svg:height="0.497cm" svg:x="12.739cm" svg:y="20.691cm">
          <draw:text-box>
            <text:p text:style-name="P2"><text:span text:style-name="T8">username,</text:span></text:p>
          </draw:text-box>
        </draw:frame>
        <draw:frame draw:style-name="gr3" draw:text-style-name="P4" draw:layer="layout" svg:width="0.701cm" svg:height="0.497cm" svg:x="15.243cm" svg:y="20.691cm">
          <draw:text-box>
            <text:p text:style-name="P2"><text:span text:style-name="T8">use</text:span></text:p>
          </draw:text-box>
        </draw:frame>
        <draw:frame draw:style-name="gr3" draw:text-style-name="P4" draw:layer="layout" svg:width="0.921cm" svg:height="0.497cm" svg:x="16.317cm" svg:y="20.691cm">
          <draw:text-box>
            <text:p text:style-name="P2"><text:span text:style-name="T8">your</text:span></text:p>
          </draw:text-box>
        </draw:frame>
        <draw:frame draw:style-name="gr3" draw:text-style-name="P4" draw:layer="layout" svg:width="1.441cm" svg:height="0.497cm" svg:x="17.608cm" svg:y="20.691cm">
          <draw:text-box>
            <text:p text:style-name="P2"><text:span text:style-name="T8">TNtech</text:span></text:p>
          </draw:text-box>
        </draw:frame>
        <draw:frame draw:style-name="gr3" draw:text-style-name="P4" draw:layer="layout" svg:width="0.493cm" svg:height="0.497cm" svg:x="8.823cm" svg:y="20.69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358cm" svg:y="20.69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317cm" svg:y="20.69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363cm" svg:y="20.69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868cm" svg:y="20.69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941cm" svg:y="20.69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7.232cm" svg:y="20.69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46cm" svg:y="20.69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10.23cm" svg:height="0.497cm" svg:x="7.62cm" svg:y="21.273cm">
          <draw:text-box>
            <text:p text:style-name="P2"><text:span text:style-name="T8">username you entered when creating the SSH key. </text:span></text:p>
          </draw:text-box>
        </draw:frame>
        <draw:frame draw:style-name="gr3" draw:text-style-name="P4" draw:layer="layout" svg:width="0.493cm" svg:height="0.497cm" svg:x="20.388cm" svg:y="21.273cm">
          <draw:text-box>
            <text:p text:style-name="P2"><text:span text:style-name="T8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139.7cm" svg:x="0cm" svg:y="-111.76cm" svg:viewBox="0 0 21591 139701" draw:points="0,0 21591,0 21591,139701 0,139701">
          <text:p/>
        </draw:polygon>
        <draw:polygon draw:style-name="gr1" draw:text-style-name="P1" draw:layer="layout" svg:width="21.59cm" svg:height="27.913cm" svg:x="0cm" svg:y="0cm" svg:viewBox="0 0 21591 27914" draw:points="0,0 21591,0 21591,27914 0,27914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3" draw:text-style-name="P4" draw:layer="layout" svg:width="9.612cm" svg:height="0.497cm" svg:x="2.54cm" svg:y="3.069cm">
          <draw:text-box>
            <text:p text:style-name="P2"><text:span text:style-name="T16">INDIVIDUAL HOMEWORK (Do not collaborate) </text:span></text:p>
          </draw:text-box>
        </draw:frame>
        <draw:frame draw:style-name="gr3" draw:text-style-name="P4" draw:layer="layout" svg:width="16.258cm" svg:height="0.497cm" svg:x="2.54cm" svg:y="4.075cm">
          <draw:text-box>
            <text:p text:style-name="P2"><text:span text:style-name="T16">Please submit a PDF with your work. You might find the “man” command to be</text:span></text:p>
          </draw:text-box>
        </draw:frame>
        <draw:frame draw:style-name="gr3" draw:text-style-name="P4" draw:layer="layout" svg:width="0.493cm" svg:height="0.497cm" svg:x="3.861cm" svg:y="4.075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5.419cm" svg:y="4.075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5.801cm" svg:y="4.075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6.739cm" svg:y="4.075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7.802cm" svg:y="4.075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8.879cm" svg:y="4.075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10.194cm" svg:y="4.075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11.118cm" svg:y="4.075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12.449cm" svg:y="4.075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13.394cm" svg:y="4.075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14.216cm" svg:y="4.075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15.693cm" svg:y="4.075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17.853cm" svg:y="4.075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18.401cm" svg:y="4.075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19.025cm" svg:y="4.075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2.508cm" svg:height="0.497cm" svg:x="2.54cm" svg:y="4.657cm">
          <draw:text-box>
            <text:p text:style-name="P2"><text:span text:style-name="T16">very useful. </text:span></text:p>
          </draw:text-box>
        </draw:frame>
        <draw:frame draw:style-name="gr2" draw:text-style-name="P3" draw:layer="layout" svg:width="0.387cm" svg:height="0.39cm" svg:x="2.54cm" svg:y="5.63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1.263cm" svg:height="0.497cm" svg:x="2.54cm" svg:y="6.562cm">
          <draw:text-box>
            <text:p text:style-name="P2"><text:span text:style-name="T9">SSH into two instances and perform the following tests: </text:span></text:p>
          </draw:text-box>
        </draw:frame>
        <draw:frame draw:style-name="gr2" draw:text-style-name="P3" draw:layer="layout" svg:width="0.387cm" svg:height="0.39cm" svg:x="2.54cm" svg:y="7.541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493cm" svg:height="0.497cm" svg:x="2.54cm" svg:y="8.467cm">
          <draw:text-box>
            <text:p text:style-name="P2"><text:span text:style-name="T8">1.</text:span></text:p>
          </draw:text-box>
        </draw:frame>
        <draw:frame draw:style-name="gr3" draw:text-style-name="P4" draw:layer="layout" svg:width="0.789cm" svg:height="0.497cm" svg:x="3.079cm" svg:y="8.467cm">
          <draw:text-box>
            <text:p text:style-name="P2"><text:span text:style-name="T8">Run</text:span></text:p>
          </draw:text-box>
        </draw:frame>
        <draw:frame draw:style-name="gr3" draw:text-style-name="P4" draw:layer="layout" svg:width="0.493cm" svg:height="0.581cm" svg:x="4.03cm" svg:y="8.379cm">
          <draw:text-box>
            <text:p text:style-name="P2"><text:span text:style-name="T10">​</text:span></text:p>
          </draw:text-box>
        </draw:frame>
        <draw:polygon draw:style-name="gr6" draw:text-style-name="P7" draw:layer="layout" svg:width="0cm" svg:height="0cm" svg:x="0cm" svg:y="-111.76cm" svg:viewBox="0 0 0 0" draw:points="0,0">
          <text:p/>
        </draw:polygon>
        <draw:frame draw:style-name="gr3" draw:text-style-name="P4" draw:layer="layout" svg:width="0.891cm" svg:height="0.497cm" svg:x="4.03cm" svg:y="8.467cm">
          <draw:text-box>
            <text:p text:style-name="P2"><text:span text:style-name="T15">ping</text:span></text:p>
          </draw:text-box>
        </draw:frame>
        <draw:frame draw:style-name="gr3" draw:text-style-name="P4" draw:layer="layout" svg:width="0.493cm" svg:height="0.581cm" svg:x="5.079cm" svg:y="8.379cm">
          <draw:text-box>
            <text:p text:style-name="P2"><text:span text:style-name="T10">​</text:span></text:p>
          </draw:text-box>
        </draw:frame>
        <draw:frame draw:style-name="gr3" draw:text-style-name="P4" draw:layer="layout" svg:width="10.099cm" svg:height="0.497cm" svg:x="5.079cm" svg:y="8.467cm">
          <draw:text-box>
            <text:p text:style-name="P2"><text:span text:style-name="T8">between two instances and record the outputs for</text:span></text:p>
          </draw:text-box>
        </draw:frame>
        <draw:frame draw:style-name="gr3" draw:text-style-name="P4" draw:layer="layout" svg:width="0.493cm" svg:height="0.581cm" svg:x="15.495cm" svg:y="8.379cm">
          <draw:text-box>
            <text:p text:style-name="P2"><text:span text:style-name="T10">​</text:span></text:p>
          </draw:text-box>
        </draw:frame>
        <draw:frame draw:style-name="gr3" draw:text-style-name="P4" draw:layer="layout" svg:width="3.503cm" svg:height="0.497cm" svg:x="15.495cm" svg:y="8.467cm">
          <draw:text-box>
            <text:p text:style-name="P2"><text:span text:style-name="T17">both</text:span><text:span text:style-name="T8"> internal and</text:span></text:p>
          </draw:text-box>
        </draw:frame>
        <draw:frame draw:style-name="gr3" draw:text-style-name="P4" draw:layer="layout" svg:width="0.493cm" svg:height="0.497cm" svg:x="2.915cm" svg:y="8.467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3.865cm" svg:y="8.467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4.915cm" svg:y="8.467cm">
          <draw:text-box>
            <text:p text:style-name="P2"><text:span text:style-name="T15"><text:s/></text:span></text:p>
          </draw:text-box>
        </draw:frame>
        <draw:frame draw:style-name="gr3" draw:text-style-name="P4" draw:layer="layout" svg:width="0.493cm" svg:height="0.497cm" svg:x="6.852cm" svg:y="8.467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7.768cm" svg:y="8.467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9.78cm" svg:y="8.467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673cm" svg:y="8.467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129cm" svg:y="8.467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937cm" svg:y="8.467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637cm" svg:y="8.467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357cm" svg:y="8.467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447cm" svg:y="8.467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15cm" svg:y="8.467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43cm" svg:y="8.467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5.273cm" svg:height="0.497cm" svg:x="2.54cm" svg:y="9.049cm">
          <draw:text-box>
            <text:p text:style-name="P2"><text:span text:style-name="T8">external interfaces. (5pts) </text:span></text:p>
          </draw:text-box>
        </draw:frame>
        <draw:frame draw:style-name="gr3" draw:text-style-name="P4" draw:layer="layout" svg:width="16.355cm" svg:height="0.497cm" svg:x="2.54cm" svg:y="10.054cm">
          <draw:text-box>
            <text:p text:style-name="P2"><text:span text:style-name="T8">2. Submit the output as a screenshot and a table that briefly explains each field of</text:span></text:p>
          </draw:text-box>
        </draw:frame>
        <draw:frame draw:style-name="gr3" draw:text-style-name="P4" draw:layer="layout" svg:width="0.493cm" svg:height="0.497cm" svg:x="2.915cm" svg:y="10.0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4.471cm" svg:y="10.0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5.278cm" svg:y="10.0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6.785cm" svg:y="10.0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7.353cm" svg:y="10.0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7.727cm" svg:y="10.0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04cm" svg:y="10.0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907cm" svg:y="10.0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254cm" svg:y="10.0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385cm" svg:y="10.0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323cm" svg:y="10.0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712cm" svg:y="10.0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457cm" svg:y="10.0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7.519cm" svg:y="10.0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512cm" svg:y="10.0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34cm" svg:y="10.05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3.909cm" svg:height="0.497cm" svg:x="2.54cm" svg:y="10.636cm">
          <draw:text-box>
            <text:p text:style-name="P2"><text:span text:style-name="T8">the output. (20pts) </text:span></text:p>
          </draw:text-box>
        </draw:frame>
        <draw:frame draw:style-name="gr3" draw:text-style-name="P4" draw:layer="layout" svg:width="14.052cm" svg:height="0.497cm" svg:x="2.54cm" svg:y="11.642cm">
          <draw:text-box>
            <text:p text:style-name="P2"><text:span text:style-name="T8">3. Install traceroute (sudo apt update &amp;&amp; sudo apt install traceroute). </text:span></text:p>
          </draw:text-box>
        </draw:frame>
        <draw:frame draw:style-name="gr3" draw:text-style-name="P4" draw:layer="layout" svg:width="1.386cm" svg:height="0.497cm" svg:x="2.54cm" svg:y="12.647cm">
          <draw:text-box>
            <text:p text:style-name="P2"><text:span text:style-name="T8">4. Run </text:span></text:p>
          </draw:text-box>
        </draw:frame>
        <draw:frame draw:style-name="gr3" draw:text-style-name="P4" draw:layer="layout" svg:width="0.493cm" svg:height="0.581cm" svg:x="3.925cm" svg:y="12.559cm">
          <draw:text-box>
            <text:p text:style-name="P2"><text:span text:style-name="T10">​</text:span></text:p>
          </draw:text-box>
        </draw:frame>
        <draw:polygon draw:style-name="gr6" draw:text-style-name="P7" draw:layer="layout" svg:width="0cm" svg:height="0cm" svg:x="0cm" svg:y="-111.76cm" svg:viewBox="0 0 0 0" draw:points="0,0">
          <text:p/>
        </draw:polygon>
        <draw:frame draw:style-name="gr3" draw:text-style-name="P4" draw:layer="layout" svg:width="2.191cm" svg:height="0.497cm" svg:x="3.925cm" svg:y="12.647cm">
          <draw:text-box>
            <text:p text:style-name="P2"><text:span text:style-name="T15">traceroute</text:span></text:p>
          </draw:text-box>
        </draw:frame>
        <draw:frame draw:style-name="gr3" draw:text-style-name="P4" draw:layer="layout" svg:width="0.493cm" svg:height="0.581cm" svg:x="6.095cm" svg:y="12.559cm">
          <draw:text-box>
            <text:p text:style-name="P2"><text:span text:style-name="T10">​</text:span></text:p>
          </draw:text-box>
        </draw:frame>
        <draw:frame draw:style-name="gr3" draw:text-style-name="P4" draw:layer="layout" svg:width="8.143cm" svg:height="0.497cm" svg:x="6.095cm" svg:y="12.647cm">
          <draw:text-box>
            <text:p text:style-name="P2"><text:span text:style-name="T8"><text:s/></text:span><text:span text:style-name="T8">to tntech.edu, record the output (5 pts) </text:span></text:p>
          </draw:text-box>
        </draw:frame>
        <draw:frame draw:style-name="gr3" draw:text-style-name="P4" draw:layer="layout" svg:width="0.493cm" svg:height="0.497cm" svg:x="2.54cm" svg:y="13.653cm">
          <draw:text-box>
            <text:p text:style-name="P2"><text:span text:style-name="T8">5.</text:span></text:p>
          </draw:text-box>
        </draw:frame>
        <draw:frame draw:style-name="gr3" draw:text-style-name="P4" draw:layer="layout" svg:width="15.344cm" svg:height="0.497cm" svg:x="3.079cm" svg:y="13.653cm">
          <draw:text-box>
            <text:p text:style-name="P2"><text:span text:style-name="T8">Submit the output as a screenshot and a table that briefly explains each field</text:span></text:p>
          </draw:text-box>
        </draw:frame>
        <draw:frame draw:style-name="gr3" draw:text-style-name="P4" draw:layer="layout" svg:width="0.493cm" svg:height="0.497cm" svg:x="2.915cm" svg:y="13.65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4.497cm" svg:y="13.65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5.331cm" svg:y="13.65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6.865cm" svg:y="13.65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7.458cm" svg:y="13.65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7.859cm" svg:y="13.65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225cm" svg:y="13.65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145cm" svg:y="13.65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545cm" svg:y="13.65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729cm" svg:y="13.65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72cm" svg:y="13.65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162cm" svg:y="13.65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934cm" svg:y="13.65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021cm" svg:y="13.65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41cm" svg:y="13.65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1.636cm" svg:height="0.497cm" svg:x="2.54cm" svg:y="14.235cm">
          <draw:text-box>
            <text:p text:style-name="P2"><text:span text:style-name="T8">(20 pts) </text:span></text:p>
          </draw:text-box>
        </draw:frame>
        <draw:frame draw:style-name="gr3" draw:text-style-name="P4" draw:layer="layout" svg:width="1.386cm" svg:height="0.497cm" svg:x="2.54cm" svg:y="15.24cm">
          <draw:text-box>
            <text:p text:style-name="P2"><text:span text:style-name="T8">6. Run </text:span></text:p>
          </draw:text-box>
        </draw:frame>
        <draw:frame draw:style-name="gr3" draw:text-style-name="P4" draw:layer="layout" svg:width="0.493cm" svg:height="0.581cm" svg:x="3.925cm" svg:y="15.152cm">
          <draw:text-box>
            <text:p text:style-name="P2"><text:span text:style-name="T10">​</text:span></text:p>
          </draw:text-box>
        </draw:frame>
        <draw:polygon draw:style-name="gr6" draw:text-style-name="P7" draw:layer="layout" svg:width="0cm" svg:height="0cm" svg:x="0cm" svg:y="-111.76cm" svg:viewBox="0 0 0 0" draw:points="0,0">
          <text:p/>
        </draw:polygon>
        <draw:frame draw:style-name="gr3" draw:text-style-name="P4" draw:layer="layout" svg:width="1.53cm" svg:height="0.497cm" svg:x="3.925cm" svg:y="15.24cm">
          <draw:text-box>
            <text:p text:style-name="P2"><text:span text:style-name="T15">ifconfig</text:span></text:p>
          </draw:text-box>
        </draw:frame>
        <draw:frame draw:style-name="gr3" draw:text-style-name="P4" draw:layer="layout" svg:width="0.493cm" svg:height="0.581cm" svg:x="5.45cm" svg:y="15.152cm">
          <draw:text-box>
            <text:p text:style-name="P2"><text:span text:style-name="T10">​</text:span></text:p>
          </draw:text-box>
        </draw:frame>
        <draw:frame draw:style-name="gr3" draw:text-style-name="P4" draw:layer="layout" svg:width="6.064cm" svg:height="0.497cm" svg:x="5.45cm" svg:y="15.24cm">
          <draw:text-box>
            <text:p text:style-name="P2"><text:span text:style-name="T8"><text:s/></text:span><text:span text:style-name="T8">and record the output. (5pts) </text:span></text:p>
          </draw:text-box>
        </draw:frame>
        <draw:frame draw:style-name="gr3" draw:text-style-name="P4" draw:layer="layout" svg:width="0.493cm" svg:height="0.497cm" svg:x="2.54cm" svg:y="16.246cm">
          <draw:text-box>
            <text:p text:style-name="P2"><text:span text:style-name="T8">7.</text:span></text:p>
          </draw:text-box>
        </draw:frame>
        <draw:frame draw:style-name="gr3" draw:text-style-name="P4" draw:layer="layout" svg:width="1.42cm" svg:height="0.497cm" svg:x="3.185cm" svg:y="16.246cm">
          <draw:text-box>
            <text:p text:style-name="P2"><text:span text:style-name="T8">Submit</text:span></text:p>
          </draw:text-box>
        </draw:frame>
        <draw:frame draw:style-name="gr3" draw:text-style-name="P4" draw:layer="layout" svg:width="2.148cm" svg:height="0.497cm" svg:x="4.873cm" svg:y="16.246cm">
          <draw:text-box>
            <text:p text:style-name="P2"><text:span text:style-name="T8">the output</text:span></text:p>
          </draw:text-box>
        </draw:frame>
        <draw:frame draw:style-name="gr3" draw:text-style-name="P4" draw:layer="layout" svg:width="0.493cm" svg:height="0.497cm" svg:x="7.452cm" svg:y="16.246cm">
          <draw:text-box>
            <text:p text:style-name="P2"><text:span text:style-name="T8">as</text:span></text:p>
          </draw:text-box>
        </draw:frame>
        <draw:frame draw:style-name="gr3" draw:text-style-name="P4" draw:layer="layout" svg:width="2.555cm" svg:height="0.497cm" svg:x="8.152cm" svg:y="16.246cm">
          <draw:text-box>
            <text:p text:style-name="P2"><text:span text:style-name="T8">a screenshot</text:span></text:p>
          </draw:text-box>
        </draw:frame>
        <draw:frame draw:style-name="gr3" draw:text-style-name="P4" draw:layer="layout" svg:width="6.708cm" svg:height="0.497cm" svg:x="11.078cm" svg:y="16.246cm">
          <draw:text-box>
            <text:p text:style-name="P2"><text:span text:style-name="T8">and the following information for</text:span></text:p>
          </draw:text-box>
        </draw:frame>
        <draw:frame draw:style-name="gr3" draw:text-style-name="P4" draw:layer="layout" svg:width="0.497cm" svg:height="0.497cm" svg:x="18.544cm" svg:y="16.246cm">
          <draw:text-box>
            <text:p text:style-name="P2"><text:span text:style-name="T8">an</text:span></text:p>
          </draw:text-box>
        </draw:frame>
        <draw:frame draw:style-name="gr3" draw:text-style-name="P4" draw:layer="layout" svg:width="0.493cm" svg:height="0.497cm" svg:x="2.915cm" svg:y="16.24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4.603cm" svg:y="16.24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5.543cm" svg:y="16.24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7.182cm" svg:y="16.24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7.882cm" svg:y="16.24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8.388cm" svg:y="16.24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834cm" svg:y="16.24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833cm" svg:y="16.24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746cm" svg:y="16.24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846cm" svg:y="16.24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7.474cm" svg:y="16.24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3cm" svg:y="16.24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4cm" svg:y="16.24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3.266cm" svg:height="0.497cm" svg:x="2.54cm" svg:y="16.828cm">
          <draw:text-box>
            <text:p text:style-name="P2"><text:span text:style-name="T8">interface that is </text:span></text:p>
          </draw:text-box>
        </draw:frame>
        <draw:frame draw:style-name="gr3" draw:text-style-name="P4" draw:layer="layout" svg:width="0.493cm" svg:height="0.581cm" svg:x="5.805cm" svg:y="16.74cm">
          <draw:text-box>
            <text:p text:style-name="P2"><text:span text:style-name="T10">​</text:span></text:p>
          </draw:text-box>
        </draw:frame>
        <draw:frame draw:style-name="gr3" draw:text-style-name="P4" draw:layer="layout" svg:width="1.568cm" svg:height="0.497cm" svg:x="5.805cm" svg:y="16.828cm">
          <draw:text-box>
            <text:p text:style-name="P2"><text:span text:style-name="T18">not “lo”</text:span></text:p>
          </draw:text-box>
        </draw:frame>
        <draw:frame draw:style-name="gr3" draw:text-style-name="P8" draw:layer="layout" svg:width="0.493cm" svg:height="0.59cm" svg:x="7.483cm" svg:y="16.74cm">
          <draw:text-box>
            <text:p text:style-name="P2"><text:span text:style-name="T19">​</text:span></text:p>
          </draw:text-box>
        </draw:frame>
        <draw:frame draw:style-name="gr3" draw:text-style-name="P4" draw:layer="layout" svg:width="11.665cm" svg:height="0.497cm" svg:x="7.368cm" svg:y="16.828cm">
          <draw:text-box>
            <text:p text:style-name="P2"><text:span text:style-name="T8">: IP address, Ethernet Address, netmask, and MTU (20pts) </text:span></text:p>
          </draw:text-box>
        </draw:frame>
        <draw:frame draw:style-name="gr3" draw:text-style-name="P4" draw:layer="layout" svg:width="1.386cm" svg:height="0.497cm" svg:x="2.54cm" svg:y="17.833cm">
          <draw:text-box>
            <text:p text:style-name="P2"><text:span text:style-name="T8">8. Run </text:span></text:p>
          </draw:text-box>
        </draw:frame>
        <draw:frame draw:style-name="gr3" draw:text-style-name="P4" draw:layer="layout" svg:width="0.493cm" svg:height="0.581cm" svg:x="3.925cm" svg:y="17.745cm">
          <draw:text-box>
            <text:p text:style-name="P2"><text:span text:style-name="T10">​</text:span></text:p>
          </draw:text-box>
        </draw:frame>
        <draw:polygon draw:style-name="gr6" draw:text-style-name="P7" draw:layer="layout" svg:width="0cm" svg:height="0cm" svg:x="0cm" svg:y="-111.76cm" svg:viewBox="0 0 0 0" draw:points="0,0">
          <text:p/>
        </draw:polygon>
        <draw:frame draw:style-name="gr3" draw:text-style-name="P4" draw:layer="layout" svg:width="2.957cm" svg:height="0.497cm" svg:x="3.925cm" svg:y="17.833cm">
          <draw:text-box>
            <text:p text:style-name="P2"><text:span text:style-name="T15">ip route show </text:span></text:p>
          </draw:text-box>
        </draw:frame>
        <draw:frame draw:style-name="gr3" draw:text-style-name="P4" draw:layer="layout" svg:width="0.493cm" svg:height="0.581cm" svg:x="6.866cm" svg:y="17.745cm">
          <draw:text-box>
            <text:p text:style-name="P2"><text:span text:style-name="T10">​</text:span></text:p>
          </draw:text-box>
        </draw:frame>
        <draw:frame draw:style-name="gr3" draw:text-style-name="P4" draw:layer="layout" svg:width="9.205cm" svg:height="0.497cm" svg:x="6.866cm" svg:y="17.833cm">
          <draw:text-box>
            <text:p text:style-name="P2"><text:span text:style-name="T8">and submit the output as a screenshot (5 pts) </text:span></text:p>
          </draw:text-box>
        </draw:frame>
        <draw:frame draw:style-name="gr3" draw:text-style-name="P4" draw:layer="layout" svg:width="8.871cm" svg:height="0.497cm" svg:x="2.54cm" svg:y="18.838cm">
          <draw:text-box>
            <text:p text:style-name="P2"><text:span text:style-name="T8">9. Explain the first line of the output (20 pts)</text:span></text:p>
          </draw:text-box>
        </draw:frame>
        <draw:frame draw:style-name="gr4" draw:text-style-name="P5" draw:layer="layout" svg:width="0.528cm" svg:height="0.53cm" svg:x="11.419cm" svg:y="18.81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387cm" svg:height="0.39cm" svg:x="2.54cm" svg:y="19.8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2.54cm" svg:y="20.7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2.54cm" svg:y="21.6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2.54cm" svg:y="22.093cm">
          <draw:text-box>
            <text:p text:style-name="P2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Gautami1" svg:font-family="Gautam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Gautami" svg:font-family="Gautami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3T17:10:34.181922964</dc:date>
    <meta:editing-duration>PT2M24S</meta:editing-duration>
    <meta:editing-cycles>2</meta:editing-cycles>
    <meta:generator>LibreOffice/6.4.5.2$Linux_X86_64 LibreOffice_project/40$Build-2</meta:generator>
    <meta:document-statistic meta:object-count="577"/>
  </office:meta>
</office:document-meta>
</file>